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ＭＳ Ｐゴシック" svg:font-family="&quot;ＭＳ Ｐゴシック&quot;"/>
    <style:font-face style:name="ＭＳ Ｐゴシック1" svg:font-family="&quot;ＭＳ Ｐゴシック1&quot;"/>
    <style:font-face style:name="Liberation Sans" svg:font-family="&quot;Liberation Sans&quot;"/>
    <style:font-face style:name="メイリオ" svg:font-family="メイリオ"/>
    <style:font-face style:name="ＭＳ ゴシック" svg:font-family="&quot;ＭＳ ゴシック&quot;"/>
  </office:font-face-decls>
  <office:automatic-styles>
    <style:style style:name="ce1" style:family="table-cell" style:parent-style-name="Default" style:data-style-name="N0"/>
    <style:style style:name="ce2" style:family="table-cell" style:parent-style-name="_27161__28310__32_2" style:data-style-name="N0">
      <style:table-cell-properties style:vertical-align="automatic" fo:background-color="transparent"/>
      <style:text-properties style:font-name="メイリオ" style:font-name-asian="メイリオ" style:font-name-complex="メイリオ"/>
    </style:style>
    <style:style style:name="ce3" style:family="table-cell" style:parent-style-name="_27161__28310__32_2" style:data-style-name="N0">
      <style:table-cell-properties style:vertical-align="middle" fo:background-color="transparent" style:repeat-content="false"/>
      <style:paragraph-properties fo:text-align="center"/>
      <style:text-properties style:font-name="メイリオ" style:font-name-asian="メイリオ" style:font-name-complex="メイリオ" fo:font-size="25pt" style:font-size-asian="25pt" style:font-size-complex="25pt"/>
    </style:style>
    <style:style style:name="ce4" style:family="table-cell" style:parent-style-name="Default" style:data-style-name="N0">
      <style:table-cell-properties fo:border-top="none" fo:border-bottom="thin solid #000000" fo:border-left="none" fo:border-right="none" fo:background-color="transparent"/>
    </style:style>
    <style:style style:name="ce5" style:family="table-cell" style:parent-style-name="_27161__28310__32_2" style:data-style-name="N0">
      <style:table-cell-properties fo:border="thin solid #000000" style:vertical-align="middle" fo:background-color="#C0C0C0" style:repeat-content="false"/>
      <style:paragraph-properties fo:text-align="center"/>
      <style:text-properties style:font-name="メイリオ" style:font-name-asian="メイリオ" style:font-name-complex="メイリオ"/>
    </style:style>
    <style:style style:name="ce6" style:family="table-cell" style:parent-style-name="_27161__28310__32_2" style:data-style-name="N0">
      <style:table-cell-properties fo:border-top="thin solid #000000" fo:border-bottom="thin double #000000" fo:border-left="thin solid #000000" fo:border-right="thin solid #000000" style:vertical-align="middle" fo:background-color="transparent" style:repeat-content="false"/>
      <style:paragraph-properties fo:text-align="center"/>
      <style:text-properties style:font-name="メイリオ" style:font-name-asian="メイリオ" style:font-name-complex="メイリオ" fo:font-size="9pt" style:font-size-asian="9pt" style:font-size-complex="9pt"/>
    </style:style>
    <style:style style:name="ce7" style:family="table-cell" style:parent-style-name="_27161__28310__32_2" style:data-style-name="N0">
      <style:table-cell-properties fo:border-top="thin solid #000000" fo:border-bottom="thin double #000000" fo:border-left="thin solid #000000" fo:border-right="thin solid #000000" style:vertical-align="middle" fo:wrap-option="wrap" fo:background-color="transparent" style:repeat-content="false"/>
      <style:paragraph-properties fo:text-align="center"/>
      <style:text-properties style:font-name="メイリオ" style:font-name-asian="メイリオ" style:font-name-complex="メイリオ" fo:font-size="9pt" style:font-size-asian="9pt" style:font-size-complex="9pt"/>
    </style:style>
    <style:style style:name="ce8" style:family="table-cell" style:parent-style-name="_27161__28310__32_2" style:data-style-name="N49">
      <style:table-cell-properties fo:border-top="thin solid #000000" fo:border-bottom="thin double #000000" fo:border-left="thin solid #000000" fo:border-right="thin solid #000000" style:vertical-align="middle" fo:background-color="transparent" style:repeat-content="false"/>
      <style:paragraph-properties fo:text-align="center"/>
      <style:text-properties style:font-name="メイリオ" style:font-name-asian="メイリオ" style:font-name-complex="メイリオ" fo:font-size="9pt" style:font-size-asian="9pt" style:font-size-complex="9pt"/>
    </style:style>
    <style:style style:name="ce9" style:family="table-cell" style:parent-style-name="_27161__28310__32_2" style:data-style-name="N50">
      <style:table-cell-properties fo:border-top="thin solid #000000" fo:border-bottom="thin double #000000" fo:border-left="thin solid #000000" fo:border-right="thin solid #000000" style:vertical-align="middle" fo:background-color="transparent" style:repeat-content="false"/>
      <style:paragraph-properties fo:text-align="center"/>
      <style:text-properties style:font-name="メイリオ" style:font-name-asian="メイリオ" style:font-name-complex="メイリオ" fo:font-size="9pt" style:font-size-asian="9pt" style:font-size-complex="9pt"/>
    </style:style>
    <style:style style:name="ce10" style:family="table-cell" style:parent-style-name="_27161__28310__32_2" style:data-style-name="N0">
      <style:table-cell-properties fo:border-top="thin double #000000" fo:border-bottom="thin solid #000000" fo:border-left="thin solid #000000" fo:border-right="thin solid #000000" style:vertical-align="middle" fo:wrap-option="wrap" fo:background-color="#C0C0C0" style:repeat-content="false"/>
      <style:paragraph-properties fo:text-align="center"/>
      <style:text-properties style:font-name="メイリオ" style:font-name-asian="メイリオ" style:font-name-complex="メイリオ"/>
    </style:style>
    <style:style style:name="ce11" style:family="table-cell" style:parent-style-name="_27161__28310__32_2" style:data-style-name="N0">
      <style:table-cell-properties fo:border-top="thin double #000000" fo:border-bottom="thin solid #000000" fo:border-left="thin solid #000000" fo:border-right="thin solid #000000" style:vertical-align="middle" fo:wrap-option="wrap" fo:background-color="transparent" style:shrink-to-fit="true" style:repeat-content="false"/>
      <style:paragraph-properties fo:text-align="center"/>
      <style:text-properties style:font-name="メイリオ" style:font-name-asian="メイリオ" style:font-name-complex="メイリオ" fo:font-size="9pt" style:font-size-asian="9pt" style:font-size-complex="9pt"/>
    </style:style>
    <style:style style:name="ce12" style:family="table-cell" style:parent-style-name="_27161__28310__32_2" style:data-style-name="N0">
      <style:table-cell-properties fo:border-top="thin double #000000" fo:border-bottom="thin solid #000000" fo:border-left="thin solid #000000" fo:border-right="thin solid #000000" style:vertical-align="middle" fo:background-color="transparent" style:repeat-content="false"/>
      <style:paragraph-properties fo:text-align="start" fo:margin-left="0cm"/>
      <style:text-properties style:font-name="メイリオ" style:font-name-asian="メイリオ" style:font-name-complex="メイリオ" fo:font-size="9pt" style:font-size-asian="9pt" style:font-size-complex="9pt"/>
    </style:style>
    <style:style style:name="ce13" style:family="table-cell" style:parent-style-name="_27161__28310__32_2" style:data-style-name="N0">
      <style:table-cell-properties fo:border-top="thin double #000000" fo:border-bottom="thin solid #000000" fo:border-left="thin solid #000000" fo:border-right="thin solid #000000" style:vertical-align="middle" fo:background-color="#C0C0C0" style:repeat-content="false"/>
      <style:paragraph-properties fo:text-align="center"/>
      <style:text-properties style:font-name="メイリオ" style:font-name-asian="メイリオ" style:font-name-complex="メイリオ"/>
    </style:style>
    <style:style style:name="ce14" style:family="table-cell" style:parent-style-name="_27161__28310__32_2" style:data-style-name="N0">
      <style:table-cell-properties fo:border-top="thin double #000000" fo:border-bottom="thin solid #000000" fo:border-left="thin solid #000000" fo:border-right="thin solid #000000" style:vertical-align="top" fo:wrap-option="wrap" fo:background-color="transparent" style:repeat-content="false"/>
      <style:paragraph-properties fo:text-align="start" fo:margin-left="0cm"/>
      <style:text-properties style:font-name="メイリオ" style:font-name-asian="メイリオ" style:font-name-complex="メイリオ" fo:font-size="9pt" style:font-size-asian="9pt" style:font-size-complex="9pt"/>
    </style:style>
    <style:style style:name="ce15" style:family="table-cell" style:parent-style-name="_27161__28310__32_2" style:data-style-name="N0">
      <style:table-cell-properties fo:border="thin solid #000000" style:vertical-align="middle" fo:wrap-option="wrap" fo:background-color="transparent" style:shrink-to-fit="true" style:repeat-content="false"/>
      <style:paragraph-properties fo:text-align="center"/>
      <style:text-properties style:font-name="メイリオ" style:font-name-asian="メイリオ" style:font-name-complex="メイリオ" fo:font-size="9pt" style:font-size-asian="9pt" style:font-size-complex="9pt"/>
    </style:style>
    <style:style style:name="ce16" style:family="table-cell" style:parent-style-name="Default" style:data-style-name="N0">
      <style:table-cell-properties fo:border="thin solid #000000" fo:background-color="transparent"/>
    </style:style>
    <style:style style:name="ce17" style:family="table-cell" style:parent-style-name="_27161__28310__32_2" style:data-style-name="N0">
      <style:table-cell-properties fo:border="thin solid #000000" style:vertical-align="middle" fo:wrap-option="wrap" fo:background-color="transparent" style:shrink-to-fit="true" style:repeat-content="false"/>
      <style:paragraph-properties fo:text-align="start" fo:margin-left="0cm"/>
      <style:text-properties style:font-name="メイリオ" style:font-name-asian="メイリオ" style:font-name-complex="メイリオ" fo:font-size="9pt" style:font-size-asian="9pt" style:font-size-complex="9pt"/>
    </style:style>
    <style:style style:name="ce18" style:family="table-cell" style:parent-style-name="_35500__26126__25991__32_2" style:data-style-name="N0">
      <style:table-cell-properties fo:border="thin solid #000000" style:vertical-align="middle" fo:wrap-option="wrap" fo:background-color="transparent" style:repeat-content="false"/>
      <style:paragraph-properties fo:text-align="start" fo:margin-left="0cm"/>
      <style:text-properties fo:color="#7F7F7F" style:font-name="メイリオ" style:font-name-asian="メイリオ" style:font-name-complex="メイリオ" fo:font-size="9pt" style:font-size-asian="9pt" style:font-size-complex="9pt" fo:font-style="normal" style:font-style-asian="normal" style:font-style-complex="normal"/>
    </style:style>
    <style:style style:name="ce19" style:family="table-cell" style:parent-style-name="_27161__28310__32_2" style:data-style-name="N0">
      <style:table-cell-properties fo:border="thin solid #000000" style:vertical-align="middle" fo:background-color="transparent" style:repeat-content="false"/>
      <style:paragraph-properties fo:text-align="start" fo:margin-left="0cm"/>
      <style:text-properties style:font-name="メイリオ" style:font-name-asian="メイリオ" style:font-name-complex="メイリオ" fo:font-size="9pt" style:font-size-asian="9pt" style:font-size-complex="9pt"/>
    </style:style>
    <style:style style:name="ce20" style:family="table-cell" style:parent-style-name="_27161__28310__32_2" style:data-style-name="N0">
      <style:table-cell-properties fo:border="thin solid #000000" style:vertical-align="middle" fo:wrap-option="wrap" fo:background-color="#C0C0C0" style:repeat-content="false"/>
      <style:paragraph-properties fo:text-align="center"/>
      <style:text-properties style:font-name="メイリオ" style:font-name-asian="メイリオ" style:font-name-complex="メイリオ"/>
    </style:style>
    <style:style style:name="ce21" style:family="table-cell" style:parent-style-name="_27161__28310__32_2" style:data-style-name="N48">
      <style:table-cell-properties fo:border="thin solid #000000" style:vertical-align="automatic" fo:wrap-option="wrap" fo:background-color="transparent" style:repeat-content="false"/>
      <style:paragraph-properties fo:text-align="center"/>
      <style:text-properties style:font-name="メイリオ" style:font-name-asian="メイリオ" style:font-name-complex="メイリオ" fo:font-size="8pt" style:font-size-asian="8pt" style:font-size-complex="8pt"/>
    </style:style>
    <style:style style:name="ce22" style:family="table-cell" style:parent-style-name="_27161__28310__32_2" style:data-style-name="N0">
      <style:table-cell-properties fo:border="thin solid #000000" style:vertical-align="middle" fo:wrap-option="wrap" fo:background-color="transparent" style:repeat-content="false"/>
      <style:paragraph-properties fo:text-align="start" fo:margin-left="0cm"/>
      <style:text-properties style:font-name="メイリオ" style:font-name-asian="メイリオ" style:font-name-complex="メイリオ" fo:font-size="8pt" style:font-size-asian="8pt" style:font-size-complex="8pt"/>
    </style:style>
    <style:style style:name="ce23" style:family="table-cell" style:parent-style-name="_27161__28310__32_2" style:data-style-name="N0">
      <style:table-cell-properties fo:border="thin solid #000000" style:vertical-align="middle" fo:wrap-option="wrap" fo:background-color="transparent" style:repeat-content="false"/>
      <style:paragraph-properties fo:text-align="center"/>
      <style:text-properties style:font-name="メイリオ" style:font-name-asian="メイリオ" style:font-name-complex="メイリオ" fo:font-size="8pt" style:font-size-asian="8pt" style:font-size-complex="8pt"/>
    </style:style>
    <style:style style:name="ce24" style:family="table-cell" style:parent-style-name="Default" style:data-style-name="N0">
      <style:table-cell-properties fo:border="thin solid #000000" style:vertical-align="middle" fo:wrap-option="wrap" fo:background-color="transparent"/>
    </style:style>
    <style:style style:name="ce25" style:family="table-cell" style:parent-style-name="Default" style:data-style-name="N0">
      <style:table-cell-properties fo:border="thin solid #000000" style:vertical-align="middle" fo:wrap-option="wrap" fo:background-color="transparent"/>
      <style:text-properties fo:color="#000000" style:font-family-generic="swiss"/>
    </style:style>
    <style:style style:name="ce26" style:family="table-cell" style:parent-style-name="Default" style:data-style-name="N0">
      <style:table-cell-properties fo:border="thin solid #000000" style:vertical-align="middle" fo:wrap-option="wrap" fo:background-color="transparent" style:repeat-content="false"/>
      <style:paragraph-properties fo:text-align="start" fo:margin-left="0cm"/>
    </style:style>
    <style:style style:name="ce27" style:family="table-cell" style:parent-style-name="Default" style:data-style-name="N0">
      <style:table-cell-properties fo:border="thin solid #000000" style:vertical-align="middle" fo:wrap-option="wrap" fo:background-color="transparent" style:repeat-content="false"/>
      <style:paragraph-properties fo:text-align="start" fo:margin-left="0cm"/>
    </style:style>
    <style:style style:name="T1" style:family="text" style:parent-style-name="Default">
      <style:text-properties fo:color="#000000" style:text-line-through-style="none" style:font-name="ＭＳ Ｐゴシック" style:font-name-asian="ＭＳ Ｐゴシック" style:font-name-complex="ＭＳ Ｐゴシック"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font-family-generic="modern" style:font-charset="x-symbol"/>
    </style:style>
    <style:style style:name="T2" style:family="text" style:parent-style-name="Default">
      <style:text-properties fo:color="#000000" style:text-line-through-style="none" style:font-name="Liberation Sans" style:font-name-asian="Liberation Sans" style:font-name-complex="Liberation Sans"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3" style:family="text" style:parent-style-name="Default">
      <style:text-properties fo:color="#000000" style:text-line-through-style="none" style:font-name="ＭＳ Ｐゴシック" style:font-name-asian="ＭＳ Ｐゴシック" style:font-name-complex="ＭＳ Ｐゴシック"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font-family-generic="modern" style:font-charset="x-symbol"/>
    </style:style>
    <style:style style:name="T4" style:family="text" style:parent-style-name="Default">
      <style:text-properties fo:color="#000000" style:text-line-through-style="none" style:font-name="メイリオ" style:font-name-asian="メイリオ" style:font-name-complex="メイリオ"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font-family-generic="modern" style:font-charset="x-symbol"/>
    </style:style>
    <style:style style:name="T5" style:family="text" style:parent-style-name="Default">
      <style:text-properties fo:color="#000000" style:text-line-through-style="none" style:font-name="ＭＳ Ｐゴシック" style:font-name-asian="ＭＳ Ｐゴシック" style:font-name-complex="ＭＳ Ｐゴシック" fo:font-size="6pt" style:font-size-asian="6pt" style:font-size-complex="6pt" fo:font-style="normal" style:font-style-asian="normal" style:font-style-complex="normal" style:text-underline-style="none" style:text-underline-type="none" fo:font-weight="normal" style:font-weight-asian="normal" style:font-weight-complex="normal" style:text-outline="false" fo:text-shadow="none" style:font-family-generic="modern" style:font-charset="x-symbol"/>
    </style:style>
    <style:style style:name="T6" style:family="text" style:parent-style-name="Default">
      <style:text-properties fo:color="#000000" style:text-line-through-style="none" style:font-name="ＭＳ Ｐゴシック" style:font-name-asian="ＭＳ Ｐゴシック" style:font-name-complex="ＭＳ Ｐゴシック"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font-family-generic="modern" style:font-charset="x-symbol"/>
    </style:style>
    <style:style style:name="T7" style:family="text" style:parent-style-name="Default">
      <style:text-properties fo:color="#000000" style:text-line-through-style="none" style:font-name="ＭＳ ゴシック" style:font-name-asian="ＭＳ ゴシック" style:font-name-complex="ＭＳ ゴシック"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font-family-generic="modern" style:font-charset="x-symbol"/>
    </style:style>
    <style:style style:name="T8" style:family="text" style:parent-style-name="Default">
      <style:text-properties fo:color="#000000" style:text-line-through-style="none" style:font-name="ＭＳ Ｐゴシック" style:font-name-asian="ＭＳ Ｐゴシック" style:font-name-complex="ＭＳ Ｐゴシック"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font-family-generic="swiss" style:font-charset="x-symbol"/>
    </style:style>
    <style:style style:name="T9" style:family="text" style:parent-style-name="Default">
      <style:text-properties fo:color="#000000" style:text-line-through-style="none" style:font-name="ＭＳ Ｐゴシック" style:font-name-asian="ＭＳ Ｐゴシック" style:font-name-complex="ＭＳ Ｐゴシック" fo:font-size="6pt" style:font-size-asian="6pt" style:font-size-complex="6pt" fo:font-style="normal" style:font-style-asian="normal" style:font-style-complex="normal" style:text-underline-style="none" style:text-underline-type="none" fo:font-weight="normal" style:font-weight-asian="normal" style:font-weight-complex="normal" style:text-outline="false" fo:text-shadow="none" style:font-family-generic="modern" style:font-charset="x-symbol"/>
    </style:style>
    <style:style style:name="ru1" style:family="ruby">
      <style:ruby-properties style:ruby-align="left"/>
    </style:style>
    <style:style style:name="co1" style:family="table-column">
      <style:table-column-properties fo:break-before="auto" style:column-width="0.714375cm"/>
    </style:style>
    <style:style style:name="co2" style:family="table-column">
      <style:table-column-properties fo:break-before="auto" style:column-width="1.74625cm"/>
    </style:style>
    <style:style style:name="ro1" style:family="table-row">
      <style:table-row-properties style:row-height="36.75pt" style:use-optimal-row-height="false" fo:break-before="auto"/>
    </style:style>
    <style:style style:name="ro2" style:family="table-row">
      <style:table-row-properties style:row-height="15pt" style:use-optimal-row-height="false" fo:break-before="auto"/>
    </style:style>
    <style:style style:name="ro3" style:family="table-row">
      <style:table-row-properties style:row-height="18.75pt" style:use-optimal-row-height="false" fo:break-before="auto"/>
    </style:style>
    <style:style style:name="ro4" style:family="table-row">
      <style:table-row-properties style:row-height="30pt" style:use-optimal-row-height="fals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フォーマット" table:style-name="ta1">
        <table:table-column table:style-name="co1" table:number-columns-repeated="38" table:default-cell-style-name="ce2"/>
        <table:table-column table:style-name="co2" table:number-columns-repeated="16346" table:default-cell-style-name="ce2"/>
        <table:table-row table:style-name="ro1">
          <table:table-cell office:value-type="string" table:number-columns-spanned="38" table:number-rows-spanned="1" table:style-name="ce3">
            <text:p>技　術　者　経　歴　書</text:p>
          </table:table-cell>
          <table:covered-table-cell table:number-columns-repeated="37"/>
          <table:table-cell table:number-columns-repeated="16346"/>
        </table:table-row>
        <table:table-row table:style-name="ro2">
          <table:table-cell table:number-columns-repeated="34" table:style-name="ce2"/>
          <table:table-cell table:number-columns-spanned="2" table:number-rows-spanned="1" table:style-name="ce4"/>
          <table:covered-table-cell/>
          <table:table-cell table:number-columns-spanned="2" table:number-rows-spanned="1" table:style-name="ce4"/>
          <table:covered-table-cell/>
          <table:table-cell table:number-columns-repeated="16346"/>
        </table:table-row>
        <table:table-row table:style-name="ro3">
          <table:table-cell office:value-type="string" table:number-columns-spanned="8" table:number-rows-spanned="1" table:style-name="ce5">
            <text:p>名 <text:s text:c="2"/>前</text:p>
          </table:table-cell>
          <table:covered-table-cell table:number-columns-repeated="7"/>
          <table:table-cell office:value-type="string" table:number-columns-spanned="8" table:number-rows-spanned="1" table:style-name="ce5">
            <text:p>フ リ ガ ナ</text:p>
          </table:table-cell>
          <table:covered-table-cell table:number-columns-repeated="7"/>
          <table:table-cell office:value-type="string" table:number-columns-spanned="3" table:number-rows-spanned="1" table:style-name="ce5">
            <text:p>性 別</text:p>
          </table:table-cell>
          <table:covered-table-cell table:number-columns-repeated="2"/>
          <table:table-cell office:value-type="string" table:number-columns-spanned="3" table:number-rows-spanned="1" table:style-name="ce5">
            <text:p>年　齢</text:p>
          </table:table-cell>
          <table:covered-table-cell table:number-columns-repeated="2"/>
          <table:table-cell office:value-type="string" table:number-columns-spanned="5" table:number-rows-spanned="1" table:style-name="ce5">
            <text:p>最終学歴</text:p>
          </table:table-cell>
          <table:covered-table-cell table:number-columns-repeated="4"/>
          <table:table-cell office:value-type="string" table:number-columns-spanned="7" table:number-rows-spanned="1" table:style-name="ce5">
            <text:p>住 　所</text:p>
          </table:table-cell>
          <table:covered-table-cell table:number-columns-repeated="6"/>
          <table:table-cell office:value-type="string" table:number-columns-spanned="4" table:number-rows-spanned="1" table:style-name="ce5">
            <text:p>最寄駅</text:p>
          </table:table-cell>
          <table:covered-table-cell table:number-columns-repeated="3"/>
          <table:table-cell table:number-columns-repeated="16346"/>
        </table:table-row>
        <table:table-row table:style-name="ro3">
          <table:table-cell office:value-type="string" table:number-columns-spanned="8" table:number-rows-spanned="2" table:style-name="ce6">
            <text:p>高橋　優太</text:p>
          </table:table-cell>
          <table:covered-table-cell table:number-columns-repeated="7"/>
          <table:table-cell office:value-type="string" table:number-columns-spanned="8" table:number-rows-spanned="2" table:style-name="ce7">
            <text:p>タカハシ　ユウタ</text:p>
          </table:table-cell>
          <table:covered-table-cell table:number-columns-repeated="7"/>
          <table:table-cell office:value-type="string" table:number-columns-spanned="3" table:number-rows-spanned="2" table:style-name="ce8">
            <text:p>男</text:p>
          </table:table-cell>
          <table:covered-table-cell table:number-columns-repeated="2"/>
          <table:table-cell office:value-type="string" table:number-columns-spanned="3" table:number-rows-spanned="2" table:style-name="ce9">
            <text:p>25歳</text:p>
          </table:table-cell>
          <table:covered-table-cell table:number-columns-repeated="2"/>
          <table:table-cell office:value-type="string" table:number-columns-spanned="5" table:number-rows-spanned="2" table:style-name="ce7">
            <text:p>4年制大学卒</text:p>
          </table:table-cell>
          <table:covered-table-cell table:number-columns-repeated="4"/>
          <table:table-cell office:value-type="string" table:number-columns-spanned="7" table:number-rows-spanned="2" table:style-name="ce7">
            <text:p>群馬県伊勢崎市</text:p>
          </table:table-cell>
          <table:covered-table-cell table:number-columns-repeated="6"/>
          <table:table-cell office:value-type="string" table:number-columns-spanned="4" table:number-rows-spanned="2" table:style-name="ce7">
            <text:p>JR高崎線</text:p>
            <text:p>伊勢崎駅</text:p>
          </table:table-cell>
          <table:covered-table-cell table:number-columns-repeated="3"/>
          <table:table-cell table:number-columns-repeated="16346"/>
        </table:table-row>
        <table:table-row table:style-name="ro3">
          <table:covered-table-cell/>
          <table:covered-table-cell table:number-columns-repeated="7"/>
          <table:covered-table-cell/>
          <table:covered-table-cell table:number-columns-repeated="7"/>
          <table:covered-table-cell/>
          <table:covered-table-cell table:number-columns-repeated="2"/>
          <table:covered-table-cell/>
          <table:covered-table-cell table:number-columns-repeated="2"/>
          <table:covered-table-cell/>
          <table:covered-table-cell table:number-columns-repeated="4"/>
          <table:covered-table-cell/>
          <table:covered-table-cell table:number-columns-repeated="6"/>
          <table:covered-table-cell/>
          <table:covered-table-cell table:number-columns-repeated="3"/>
          <table:table-cell table:number-columns-repeated="16346"/>
        </table:table-row>
        <table:table-row table:style-name="ro4">
          <table:table-cell office:value-type="string" table:number-columns-spanned="4" table:number-rows-spanned="7" table:style-name="ce10">
            <text:p>経　験</text:p>
            <text:p>技　術</text:p>
          </table:table-cell>
          <table:covered-table-cell table:number-columns-repeated="3"/>
          <table:table-cell office:value-type="string" table:number-columns-spanned="4" table:number-rows-spanned="1" table:style-name="ce11">
            <text:p>Ｏ　　Ｓ</text:p>
          </table:table-cell>
          <table:covered-table-cell table:number-columns-repeated="3"/>
          <table:table-cell office:value-type="string" table:number-columns-spanned="11" table:number-rows-spanned="1" table:style-name="ce12">
            <text:p>Windows</text:p>
          </table:table-cell>
          <table:covered-table-cell table:number-columns-repeated="10"/>
          <table:table-cell office:value-type="string" table:number-columns-spanned="3" table:number-rows-spanned="4" table:style-name="ce13">
            <text:p>人 <text:s text:c="3"/>柄</text:p>
          </table:table-cell>
          <table:covered-table-cell table:number-columns-repeated="2"/>
          <table:table-cell office:value-type="string" table:number-columns-spanned="16" table:number-rows-spanned="4" table:style-name="ce14">
            <text:p>何事にも興味を持ち、調べて自分なりに嚙み砕いて説明をすることが得意です例えばJava研修でコーディングの練習をしている際にチームメンバーがわからない所を日常のなじみの深い物に例えることで理解できるようになったという経験があります。</text:p>
            <text:p>また、自分が課題に対しつまずいてしまった際には、検索エンジンや参考書等を利用し、それでもわからなかった場合はチームメンバーや講師の型に聞くなどして課題解決をしてきました。</text:p>
          </table:table-cell>
          <table:covered-table-cell table:number-columns-repeated="15"/>
          <table:table-cell table:number-columns-repeated="16346"/>
        </table:table-row>
        <table:table-row table:style-name="ro4">
          <table:covered-table-cell/>
          <table:covered-table-cell table:number-columns-repeated="3"/>
          <table:table-cell office:value-type="string" table:number-columns-spanned="4" table:number-rows-spanned="1" table:style-name="ce15">
            <text:p>Ｄ　　Ｂ</text:p>
          </table:table-cell>
          <table:covered-table-cell table:number-columns-repeated="3"/>
          <table:table-cell office:value-type="string" table:number-columns-spanned="11" table:number-rows-spanned="1" table:style-name="ce16">
            <text:p>Oracle</text:p>
          </table:table-cell>
          <table:covered-table-cell table:number-columns-repeated="10"/>
          <table:covered-table-cell/>
          <table:covered-table-cell table:number-columns-repeated="2"/>
          <table:covered-table-cell/>
          <table:covered-table-cell table:number-columns-repeated="15"/>
          <table:table-cell table:number-columns-repeated="16346"/>
        </table:table-row>
        <table:table-row table:style-name="ro4">
          <table:covered-table-cell/>
          <table:covered-table-cell table:number-columns-repeated="3"/>
          <table:table-cell office:value-type="string" table:number-columns-spanned="4" table:number-rows-spanned="1" table:style-name="ce15">
            <text:p>言　　語</text:p>
          </table:table-cell>
          <table:covered-table-cell table:number-columns-repeated="3"/>
          <table:table-cell office:value-type="string" table:number-columns-spanned="11" table:number-rows-spanned="1" table:style-name="ce17">
            <text:p>Java</text:p>
          </table:table-cell>
          <table:covered-table-cell table:number-columns-repeated="10"/>
          <table:covered-table-cell/>
          <table:covered-table-cell table:number-columns-repeated="2"/>
          <table:covered-table-cell/>
          <table:covered-table-cell table:number-columns-repeated="15"/>
          <table:table-cell table:number-columns-repeated="16346"/>
        </table:table-row>
        <table:table-row table:style-name="ro4">
          <table:covered-table-cell/>
          <table:covered-table-cell table:number-columns-repeated="3"/>
          <table:table-cell office:value-type="string" table:number-columns-spanned="4" table:number-rows-spanned="1" table:style-name="ce15">
            <text:p>APサーバ</text:p>
          </table:table-cell>
          <table:covered-table-cell table:number-columns-repeated="3"/>
          <table:table-cell table:number-columns-spanned="11" table:number-rows-spanned="1" table:style-name="ce16"/>
          <table:covered-table-cell table:number-columns-repeated="10"/>
          <table:covered-table-cell/>
          <table:covered-table-cell table:number-columns-repeated="2"/>
          <table:covered-table-cell/>
          <table:covered-table-cell table:number-columns-repeated="15"/>
          <table:table-cell table:number-columns-repeated="16346"/>
        </table:table-row>
        <table:table-row table:style-name="ro4">
          <table:covered-table-cell/>
          <table:covered-table-cell table:number-columns-repeated="3"/>
          <table:table-cell office:value-type="string" table:number-columns-spanned="4" table:number-rows-spanned="1" table:style-name="ce15">
            <text:p>Ｆ　　Ｗ</text:p>
          </table:table-cell>
          <table:covered-table-cell table:number-columns-repeated="3"/>
          <table:table-cell table:number-columns-spanned="11" table:number-rows-spanned="1" table:style-name="ce16"/>
          <table:covered-table-cell table:number-columns-repeated="10"/>
          <table:table-cell office:value-type="string" table:number-columns-spanned="3" table:number-rows-spanned="3" table:style-name="ce5">
            <text:p>取得資格</text:p>
          </table:table-cell>
          <table:covered-table-cell table:number-columns-repeated="2"/>
          <table:table-cell table:number-columns-spanned="16" table:number-rows-spanned="3" table:style-name="ce16"/>
          <table:covered-table-cell table:number-columns-repeated="15"/>
          <table:table-cell table:number-columns-repeated="16346"/>
        </table:table-row>
        <table:table-row table:style-name="ro4">
          <table:covered-table-cell/>
          <table:covered-table-cell table:number-columns-repeated="3"/>
          <table:table-cell office:value-type="string" table:number-columns-spanned="4" table:number-rows-spanned="1" table:style-name="ce15">
            <text:p>ツ ー ル</text:p>
          </table:table-cell>
          <table:covered-table-cell table:number-columns-repeated="3"/>
          <table:table-cell office:value-type="string" table:number-columns-spanned="11" table:number-rows-spanned="1" table:style-name="ce18">
            <text:p>Eclipse</text:p>
          </table:table-cell>
          <table:covered-table-cell table:number-columns-repeated="10"/>
          <table:covered-table-cell/>
          <table:covered-table-cell table:number-columns-repeated="2"/>
          <table:covered-table-cell/>
          <table:covered-table-cell table:number-columns-repeated="15"/>
          <table:table-cell table:number-columns-repeated="16346"/>
        </table:table-row>
        <table:table-row table:style-name="ro4">
          <table:covered-table-cell/>
          <table:covered-table-cell table:number-columns-repeated="3"/>
          <table:table-cell office:value-type="string" table:number-columns-spanned="4" table:number-rows-spanned="1" table:style-name="ce15">
            <text:p>そ の 他</text:p>
          </table:table-cell>
          <table:covered-table-cell table:number-columns-repeated="3"/>
          <table:table-cell office:value-type="string" table:number-columns-spanned="11" table:number-rows-spanned="1" table:style-name="ce19">
            <text:p>Slack, Zoom</text:p>
          </table:table-cell>
          <table:covered-table-cell table:number-columns-repeated="10"/>
          <table:covered-table-cell/>
          <table:covered-table-cell table:number-columns-repeated="2"/>
          <table:covered-table-cell/>
          <table:covered-table-cell table:number-columns-repeated="15"/>
          <table:table-cell table:number-columns-repeated="16346"/>
        </table:table-row>
        <table:table-row table:style-name="ro3">
          <table:table-cell office:value-type="string" table:number-columns-spanned="1" table:number-rows-spanned="4" table:style-name="ce20">
            <text:p>No</text:p>
          </table:table-cell>
          <table:table-cell office:value-type="string" table:number-columns-spanned="3" table:number-rows-spanned="4" table:style-name="ce20">
            <text:p>開　発</text:p>
            <text:p>期　間</text:p>
          </table:table-cell>
          <table:covered-table-cell table:number-columns-repeated="2"/>
          <table:table-cell office:value-type="string" table:number-columns-spanned="15" table:number-rows-spanned="4" table:style-name="ce5">
            <text:p>業　務　内　容</text:p>
          </table:table-cell>
          <table:covered-table-cell table:number-columns-repeated="14"/>
          <table:table-cell office:value-type="string" table:number-columns-spanned="3" table:number-rows-spanned="4" table:style-name="ce5">
            <text:p>Ｏ　Ｓ</text:p>
          </table:table-cell>
          <table:covered-table-cell table:number-columns-repeated="2"/>
          <table:table-cell office:value-type="string" table:number-columns-spanned="3" table:number-rows-spanned="4" table:style-name="ce5">
            <text:p>言　語</text:p>
          </table:table-cell>
          <table:covered-table-cell table:number-columns-repeated="2"/>
          <table:table-cell office:value-type="string" table:number-columns-spanned="3" table:number-rows-spanned="4" table:style-name="ce5">
            <text:p>ツール</text:p>
          </table:table-cell>
          <table:covered-table-cell table:number-columns-repeated="2"/>
          <table:table-cell office:value-type="string" table:number-columns-spanned="3" table:number-rows-spanned="4" table:style-name="ce5">
            <text:p>Ｄ　Ｂ</text:p>
          </table:table-cell>
          <table:covered-table-cell table:number-columns-repeated="2"/>
          <table:table-cell office:value-type="string" table:number-columns-spanned="1" table:number-rows-spanned="4" table:style-name="ce5">
            <text:p>要件定義</text:p>
          </table:table-cell>
          <table:table-cell office:value-type="string" table:number-columns-spanned="1" table:number-rows-spanned="4" table:style-name="ce5">
            <text:p>基本設計</text:p>
          </table:table-cell>
          <table:table-cell office:value-type="string" table:number-columns-spanned="1" table:number-rows-spanned="4" table:style-name="ce5">
            <text:p>詳細設計</text:p>
          </table:table-cell>
          <table:table-cell office:value-type="string" table:number-columns-spanned="1" table:number-rows-spanned="4" table:style-name="ce5">
            <text:p>製造単体</text:p>
          </table:table-cell>
          <table:table-cell office:value-type="string" table:number-columns-spanned="1" table:number-rows-spanned="4" table:style-name="ce5">
            <text:p>結合試験</text:p>
          </table:table-cell>
          <table:table-cell office:value-type="string" table:number-columns-spanned="1" table:number-rows-spanned="4" table:style-name="ce5">
            <text:p>運 <text:s/>用</text:p>
          </table:table-cell>
          <table:table-cell office:value-type="string" table:number-columns-spanned="1" table:number-rows-spanned="4" table:style-name="ce5">
            <text:p>立 <text:s/>場</text:p>
          </table:table-cell>
          <table:table-cell table:number-columns-repeated="16346"/>
        </table:table-row>
        <table:table-row table:number-rows-repeated="3" table:style-name="ro3">
          <table:covered-table-cell/>
          <table:covered-table-cell/>
          <table:covered-table-cell table:number-columns-repeated="2"/>
          <table:covered-table-cell/>
          <table:covered-table-cell table:number-columns-repeated="14"/>
          <table:covered-table-cell/>
          <table:covered-table-cell table:number-columns-repeated="2"/>
          <table:covered-table-cell/>
          <table:covered-table-cell table:number-columns-repeated="2"/>
          <table:covered-table-cell/>
          <table:covered-table-cell table:number-columns-repeated="2"/>
          <table:covered-table-cell/>
          <table:covered-table-cell table:number-columns-repeated="2"/>
          <table:covered-table-cell/>
          <table:covered-table-cell/>
          <table:covered-table-cell/>
          <table:covered-table-cell/>
          <table:covered-table-cell/>
          <table:covered-table-cell/>
          <table:covered-table-cell/>
          <table:table-cell table:number-columns-repeated="16346"/>
        </table:table-row>
        <table:table-row table:style-name="ro3">
          <table:table-cell table:number-columns-spanned="1" table:number-rows-spanned="26" table:style-name="ce16"/>
          <table:table-cell office:value-type="string" table:number-columns-spanned="3" table:number-rows-spanned="13" table:style-name="ce21">
            <text:p>2025年　7月</text:p>
          </table:table-cell>
          <table:covered-table-cell table:number-columns-repeated="2"/>
          <table:table-cell office:value-type="string" table:number-columns-spanned="15" table:number-rows-spanned="1" table:style-name="ce22">
            <text:p>IT研修</text:p>
          </table:table-cell>
          <table:covered-table-cell table:number-columns-repeated="14"/>
          <table:table-cell office:value-type="string" table:number-columns-spanned="3" table:number-rows-spanned="26" table:style-name="ce23">
            <text:p>Windows</text:p>
          </table:table-cell>
          <table:covered-table-cell table:number-columns-repeated="2"/>
          <table:table-cell office:value-type="string" table:number-columns-spanned="3" table:number-rows-spanned="26" table:style-name="ce23">
            <text:p>Java</text:p>
          </table:table-cell>
          <table:covered-table-cell table:number-columns-repeated="2"/>
          <table:table-cell office:value-type="string" table:number-columns-spanned="3" table:number-rows-spanned="26" table:style-name="ce23">
            <text:p>Eclipse</text:p>
          </table:table-cell>
          <table:covered-table-cell table:number-columns-repeated="2"/>
          <table:table-cell table:number-columns-spanned="3" table:number-rows-spanned="26" table:style-name="ce16"/>
          <table:covered-table-cell table:number-columns-repeated="2"/>
          <table:table-cell table:number-columns-spanned="1" table:number-rows-spanned="26" table:style-name="ce16"/>
          <table:table-cell table:number-columns-spanned="1" table:number-rows-spanned="26" table:style-name="ce16"/>
          <table:table-cell table:number-columns-spanned="1" table:number-rows-spanned="26" table:style-name="ce16"/>
          <table:table-cell table:number-columns-spanned="1" table:number-rows-spanned="26" table:style-name="ce16"/>
          <table:table-cell table:number-columns-spanned="1" table:number-rows-spanned="26" table:style-name="ce16"/>
          <table:table-cell table:number-columns-spanned="1" table:number-rows-spanned="26" table:style-name="ce16"/>
          <table:table-cell office:value-type="string" table:number-columns-spanned="1" table:number-rows-spanned="26" table:style-name="ce23">
            <text:p>SE</text:p>
          </table:table-cell>
          <table:table-cell table:number-columns-repeated="16346"/>
        </table:table-row>
        <table:table-row table:style-name="ro2">
          <table:covered-table-cell/>
          <table:covered-table-cell/>
          <table:covered-table-cell table:number-columns-repeated="2"/>
          <table:table-cell office:value-type="string" table:number-columns-spanned="15" table:number-rows-spanned="25" table:style-name="ce22">
            <text:p>■開発環境</text:p>
            <text:p>　OS：Windows10</text:p>
            <text:p>　Java（JDK）：JDK17</text:p>
            <text:p>　</text:p>
            <text:p>　</text:p>
            <text:p>■Java研修</text:p>
            <text:p>Javaの基本(変数、入出力、演算子、配列、条件分岐、繰り返し処理)</text:p>
            <text:p>オブジェクト指向(クラス、メソッド、メンバへのアクセス制限、コンストラクタ、継承、オーバーロード、オーバーライド、抽象クラス、インターフェイス、例外処理、コレクションフレームワーク)</text:p>
            <text:p/>
            <text:p>理解度開発演習</text:p>
            <text:p/>
            <text:p>■ビジネスマナー＆ITリテラシー研修</text:p>
            <text:p/>
            <text:p/>
          </table:table-cell>
          <table:covered-table-cell table:number-columns-repeated="14"/>
          <table:covered-table-cell/>
          <table:covered-table-cell table:number-columns-repeated="2"/>
          <table:covered-table-cell/>
          <table:covered-table-cell table:number-columns-repeated="2"/>
          <table:covered-table-cell/>
          <table:covered-table-cell table:number-columns-repeated="2"/>
          <table:covered-table-cell/>
          <table:covered-table-cell table:number-columns-repeated="2"/>
          <table:covered-table-cell/>
          <table:covered-table-cell/>
          <table:covered-table-cell/>
          <table:covered-table-cell/>
          <table:covered-table-cell/>
          <table:covered-table-cell/>
          <table:covered-table-cell/>
          <table:table-cell table:number-columns-repeated="16346"/>
        </table:table-row>
        <table:table-row table:number-rows-repeated="11" table:style-name="ro2">
          <table:covered-table-cell/>
          <table:covered-table-cell/>
          <table:covered-table-cell table:number-columns-repeated="2"/>
          <table:covered-table-cell/>
          <table:covered-table-cell table:number-columns-repeated="14"/>
          <table:covered-table-cell/>
          <table:covered-table-cell table:number-columns-repeated="2"/>
          <table:covered-table-cell/>
          <table:covered-table-cell table:number-columns-repeated="2"/>
          <table:covered-table-cell/>
          <table:covered-table-cell table:number-columns-repeated="2"/>
          <table:covered-table-cell/>
          <table:covered-table-cell table:number-columns-repeated="2"/>
          <table:covered-table-cell/>
          <table:covered-table-cell/>
          <table:covered-table-cell/>
          <table:covered-table-cell/>
          <table:covered-table-cell/>
          <table:covered-table-cell/>
          <table:covered-table-cell/>
          <table:table-cell table:number-columns-repeated="16346"/>
        </table:table-row>
        <table:table-row table:style-name="ro2">
          <table:covered-table-cell/>
          <table:table-cell table:number-columns-spanned="3" table:number-rows-spanned="13" table:style-name="ce16"/>
          <table:covered-table-cell table:number-columns-repeated="2"/>
          <table:covered-table-cell/>
          <table:covered-table-cell table:number-columns-repeated="14"/>
          <table:covered-table-cell/>
          <table:covered-table-cell table:number-columns-repeated="2"/>
          <table:covered-table-cell/>
          <table:covered-table-cell table:number-columns-repeated="2"/>
          <table:covered-table-cell/>
          <table:covered-table-cell table:number-columns-repeated="2"/>
          <table:covered-table-cell/>
          <table:covered-table-cell table:number-columns-repeated="2"/>
          <table:covered-table-cell/>
          <table:covered-table-cell/>
          <table:covered-table-cell/>
          <table:covered-table-cell/>
          <table:covered-table-cell/>
          <table:covered-table-cell/>
          <table:covered-table-cell/>
          <table:table-cell table:number-columns-repeated="16346"/>
        </table:table-row>
        <table:table-row table:number-rows-repeated="12" table:style-name="ro2">
          <table:covered-table-cell/>
          <table:covered-table-cell/>
          <table:covered-table-cell table:number-columns-repeated="2"/>
          <table:covered-table-cell/>
          <table:covered-table-cell table:number-columns-repeated="14"/>
          <table:covered-table-cell/>
          <table:covered-table-cell table:number-columns-repeated="2"/>
          <table:covered-table-cell/>
          <table:covered-table-cell table:number-columns-repeated="2"/>
          <table:covered-table-cell/>
          <table:covered-table-cell table:number-columns-repeated="2"/>
          <table:covered-table-cell/>
          <table:covered-table-cell table:number-columns-repeated="2"/>
          <table:covered-table-cell/>
          <table:covered-table-cell/>
          <table:covered-table-cell/>
          <table:covered-table-cell/>
          <table:covered-table-cell/>
          <table:covered-table-cell/>
          <table:covered-table-cell/>
          <table:table-cell table:number-columns-repeated="16346"/>
        </table:table-row>
        <table:table-row table:style-name="ro3">
          <table:table-cell table:number-columns-spanned="1" table:number-rows-spanned="20" table:style-name="ce16"/>
          <table:table-cell office:value-type="string" table:number-columns-spanned="3" table:number-rows-spanned="10" table:style-name="ce21">
            <text:p>2023年　4月</text:p>
          </table:table-cell>
          <table:covered-table-cell table:number-columns-repeated="2"/>
          <table:table-cell office:value-type="string" table:number-columns-spanned="15" table:number-rows-spanned="1" table:style-name="ce22">
            <text:p>スーパーマーケット勤務</text:p>
          </table:table-cell>
          <table:covered-table-cell table:number-columns-repeated="14"/>
          <table:table-cell table:number-columns-spanned="3" table:number-rows-spanned="20" table:style-name="ce16"/>
          <table:covered-table-cell table:number-columns-repeated="2"/>
          <table:table-cell table:number-columns-spanned="3" table:number-rows-spanned="20" table:style-name="ce16"/>
          <table:covered-table-cell table:number-columns-repeated="2"/>
          <table:table-cell office:value-type="string" table:number-columns-spanned="3" table:number-rows-spanned="20" table:style-name="ce24">
            <text:p>Word</text:p>
            <text:p>Excel</text:p>
          </table:table-cell>
          <table:covered-table-cell table:number-columns-repeated="2"/>
          <table:table-cell table:number-columns-spanned="3" table:number-rows-spanned="20" table:style-name="ce16"/>
          <table:covered-table-cell table:number-columns-repeated="2"/>
          <table:table-cell table:number-columns-spanned="1" table:number-rows-spanned="20" table:style-name="ce16"/>
          <table:table-cell table:number-columns-spanned="1" table:number-rows-spanned="20" table:style-name="ce16"/>
          <table:table-cell table:number-columns-spanned="1" table:number-rows-spanned="20" table:style-name="ce16"/>
          <table:table-cell table:number-columns-spanned="1" table:number-rows-spanned="20" table:style-name="ce16"/>
          <table:table-cell table:number-columns-spanned="1" table:number-rows-spanned="20" table:style-name="ce16"/>
          <table:table-cell table:number-columns-spanned="1" table:number-rows-spanned="20" table:style-name="ce16"/>
          <table:table-cell office:value-type="string" table:number-columns-spanned="1" table:number-rows-spanned="20" table:style-name="ce23">
            <text:p>社員</text:p>
          </table:table-cell>
          <table:table-cell table:number-columns-repeated="16346"/>
        </table:table-row>
        <table:table-row table:style-name="ro2">
          <table:covered-table-cell/>
          <table:covered-table-cell/>
          <table:covered-table-cell table:number-columns-repeated="2"/>
          <table:table-cell office:value-type="string" table:number-columns-spanned="15" table:number-rows-spanned="19" table:style-name="ce22">
            <text:p>【業務概要】</text:p>
            <text:p>・接客業務</text:p>
            <text:p>・総菜の製造</text:p>
            <text:p>・パートのシフト管理</text:p>
            <text:p>・棚卸業務</text:p>
          </table:table-cell>
          <table:covered-table-cell table:number-columns-repeated="14"/>
          <table:covered-table-cell/>
          <table:covered-table-cell table:number-columns-repeated="2"/>
          <table:covered-table-cell/>
          <table:covered-table-cell table:number-columns-repeated="2"/>
          <table:covered-table-cell/>
          <table:covered-table-cell table:number-columns-repeated="2"/>
          <table:covered-table-cell/>
          <table:covered-table-cell table:number-columns-repeated="2"/>
          <table:covered-table-cell/>
          <table:covered-table-cell/>
          <table:covered-table-cell/>
          <table:covered-table-cell/>
          <table:covered-table-cell/>
          <table:covered-table-cell/>
          <table:covered-table-cell/>
          <table:table-cell table:number-columns-repeated="16346"/>
        </table:table-row>
        <table:table-row table:number-rows-repeated="8" table:style-name="ro2">
          <table:covered-table-cell/>
          <table:covered-table-cell/>
          <table:covered-table-cell table:number-columns-repeated="2"/>
          <table:covered-table-cell/>
          <table:covered-table-cell table:number-columns-repeated="14"/>
          <table:covered-table-cell/>
          <table:covered-table-cell table:number-columns-repeated="2"/>
          <table:covered-table-cell/>
          <table:covered-table-cell table:number-columns-repeated="2"/>
          <table:covered-table-cell/>
          <table:covered-table-cell table:number-columns-repeated="2"/>
          <table:covered-table-cell/>
          <table:covered-table-cell table:number-columns-repeated="2"/>
          <table:covered-table-cell/>
          <table:covered-table-cell/>
          <table:covered-table-cell/>
          <table:covered-table-cell/>
          <table:covered-table-cell/>
          <table:covered-table-cell/>
          <table:covered-table-cell/>
          <table:table-cell table:number-columns-repeated="16346"/>
        </table:table-row>
        <table:table-row table:style-name="ro2">
          <table:covered-table-cell/>
          <table:table-cell table:number-columns-spanned="3" table:number-rows-spanned="10" table:style-name="ce16"/>
          <table:covered-table-cell table:number-columns-repeated="2"/>
          <table:covered-table-cell/>
          <table:covered-table-cell table:number-columns-repeated="14"/>
          <table:covered-table-cell/>
          <table:covered-table-cell table:number-columns-repeated="2"/>
          <table:covered-table-cell/>
          <table:covered-table-cell table:number-columns-repeated="2"/>
          <table:covered-table-cell/>
          <table:covered-table-cell table:number-columns-repeated="2"/>
          <table:covered-table-cell/>
          <table:covered-table-cell table:number-columns-repeated="2"/>
          <table:covered-table-cell/>
          <table:covered-table-cell/>
          <table:covered-table-cell/>
          <table:covered-table-cell/>
          <table:covered-table-cell/>
          <table:covered-table-cell/>
          <table:covered-table-cell/>
          <table:table-cell table:number-columns-repeated="16346"/>
        </table:table-row>
        <table:table-row table:number-rows-repeated="9" table:style-name="ro2">
          <table:covered-table-cell/>
          <table:covered-table-cell/>
          <table:covered-table-cell table:number-columns-repeated="2"/>
          <table:covered-table-cell/>
          <table:covered-table-cell table:number-columns-repeated="14"/>
          <table:covered-table-cell/>
          <table:covered-table-cell table:number-columns-repeated="2"/>
          <table:covered-table-cell/>
          <table:covered-table-cell table:number-columns-repeated="2"/>
          <table:covered-table-cell/>
          <table:covered-table-cell table:number-columns-repeated="2"/>
          <table:covered-table-cell/>
          <table:covered-table-cell table:number-columns-repeated="2"/>
          <table:covered-table-cell/>
          <table:covered-table-cell/>
          <table:covered-table-cell/>
          <table:covered-table-cell/>
          <table:covered-table-cell/>
          <table:covered-table-cell/>
          <table:covered-table-cell/>
          <table:table-cell table:number-columns-repeated="16346"/>
        </table:table-row>
        <table:table-row table:style-name="ro3">
          <table:table-cell table:number-columns-spanned="1" table:number-rows-spanned="24" table:style-name="ce16"/>
          <table:table-cell table:number-columns-spanned="3" table:number-rows-spanned="12" table:style-name="ce16"/>
          <table:covered-table-cell table:number-columns-repeated="2"/>
          <table:table-cell office:value-type="string" table:number-columns-spanned="15" table:number-rows-spanned="1" table:style-name="ce16">
            <text:p>IT研修</text:p>
          </table:table-cell>
          <table:covered-table-cell table:number-columns-repeated="14"/>
          <table:table-cell office:value-type="string" table:number-columns-spanned="3" table:number-rows-spanned="24" table:style-name="ce16">
            <text:p>Windows</text:p>
          </table:table-cell>
          <table:covered-table-cell table:number-columns-repeated="2"/>
          <table:table-cell office:value-type="string" table:number-columns-spanned="3" table:number-rows-spanned="24" table:style-name="ce16">
            <text:p>SQL</text:p>
          </table:table-cell>
          <table:covered-table-cell table:number-columns-repeated="2"/>
          <table:table-cell office:value-type="string" table:number-columns-spanned="3" table:number-rows-spanned="24" table:style-name="ce16">
            <text:p>SQLdeveloper</text:p>
          </table:table-cell>
          <table:covered-table-cell table:number-columns-repeated="2"/>
          <table:table-cell office:value-type="string" table:number-columns-spanned="3" table:number-rows-spanned="24" table:style-name="ce16">
            <text:p>Oracle</text:p>
          </table:table-cell>
          <table:covered-table-cell table:number-columns-repeated="2"/>
          <table:table-cell table:number-columns-spanned="1" table:number-rows-spanned="24" table:style-name="ce16"/>
          <table:table-cell table:number-columns-spanned="1" table:number-rows-spanned="24" table:style-name="ce16"/>
          <table:table-cell table:number-columns-spanned="1" table:number-rows-spanned="24" table:style-name="ce16"/>
          <table:table-cell table:number-columns-spanned="1" table:number-rows-spanned="24" table:style-name="ce16"/>
          <table:table-cell table:number-columns-spanned="1" table:number-rows-spanned="24" table:style-name="ce16"/>
          <table:table-cell table:number-columns-spanned="1" table:number-rows-spanned="24" table:style-name="ce16"/>
          <table:table-cell office:value-type="string" table:number-columns-spanned="1" table:number-rows-spanned="24" table:style-name="ce16">
            <text:p>se</text:p>
          </table:table-cell>
          <table:table-cell table:number-columns-repeated="16346"/>
        </table:table-row>
        <table:table-row table:style-name="ro2">
          <table:covered-table-cell/>
          <table:covered-table-cell/>
          <table:covered-table-cell table:number-columns-repeated="2"/>
          <table:table-cell office:value-type="string" table:number-columns-spanned="15" table:number-rows-spanned="23" table:style-name="ce25">
            <text:p><text:span text:style-name="T8">■</text:span><text:span text:style-name="T3">DB</text:span><text:span text:style-name="T4">研修</text:span></text:p>
            <text:p><text:span text:style-name="T4">　</text:span><text:span text:style-name="T3">Oracle</text:span><text:span text:style-name="T4">データベース環境の構築</text:span></text:p>
            <text:p><text:span text:style-name="T4">　</text:span><text:span text:style-name="T3">SQL</text:span><text:span text:style-name="T4">の基礎構文（</text:span><text:span text:style-name="T3">select</text:span><text:span text:style-name="T4">、</text:span><text:span text:style-name="T3">insert</text:span><text:span text:style-name="T4">、</text:span><text:span text:style-name="T3">update</text:span><text:span text:style-name="T4">、</text:span><text:span text:style-name="T3">delete</text:span><text:span text:style-name="T4">）の習得</text:span></text:p>
            <text:p><text:span text:style-name="T4">　</text:span><text:span text:style-name="T3">SQL</text:span><text:span text:style-name="T4">の応用構文（集約、並び替え、結合）の習得</text:span></text:p>
            <text:p><text:span text:style-name="T4">　</text:span><text:span text:style-name="T3">JDBC</text:span><text:span text:style-name="T4">の理解と演習課題（社員管理システム）の実践</text:span></text:p>
            <text:p><text:span text:style-name="T4"/></text:p>
            <text:p><text:span text:style-name="T8">■</text:span><text:span text:style-name="T4">成果物（グループ開発）</text:span></text:p>
            <text:p><text:span text:style-name="T4">　システム名：社員管理システム</text:span></text:p>
            <text:p><text:span text:style-name="T4">　工　　　程：製造～単体テスト</text:span></text:p>
            <text:p><text:span text:style-name="T4">　担当機能　：社員</text:span><text:span text:style-name="T3">ID</text:span><text:span text:style-name="T4">検索、登録、削除</text:span></text:p>
          </table:table-cell>
          <table:covered-table-cell table:number-columns-repeated="14"/>
          <table:covered-table-cell/>
          <table:covered-table-cell table:number-columns-repeated="2"/>
          <table:covered-table-cell/>
          <table:covered-table-cell table:number-columns-repeated="2"/>
          <table:covered-table-cell/>
          <table:covered-table-cell table:number-columns-repeated="2"/>
          <table:covered-table-cell/>
          <table:covered-table-cell table:number-columns-repeated="2"/>
          <table:covered-table-cell/>
          <table:covered-table-cell/>
          <table:covered-table-cell/>
          <table:covered-table-cell/>
          <table:covered-table-cell/>
          <table:covered-table-cell/>
          <table:covered-table-cell/>
          <table:table-cell table:number-columns-repeated="16346"/>
        </table:table-row>
        <table:table-row table:number-rows-repeated="10" table:style-name="ro2">
          <table:covered-table-cell/>
          <table:covered-table-cell/>
          <table:covered-table-cell table:number-columns-repeated="2"/>
          <table:covered-table-cell/>
          <table:covered-table-cell table:number-columns-repeated="14"/>
          <table:covered-table-cell/>
          <table:covered-table-cell table:number-columns-repeated="2"/>
          <table:covered-table-cell/>
          <table:covered-table-cell table:number-columns-repeated="2"/>
          <table:covered-table-cell/>
          <table:covered-table-cell table:number-columns-repeated="2"/>
          <table:covered-table-cell/>
          <table:covered-table-cell table:number-columns-repeated="2"/>
          <table:covered-table-cell/>
          <table:covered-table-cell/>
          <table:covered-table-cell/>
          <table:covered-table-cell/>
          <table:covered-table-cell/>
          <table:covered-table-cell/>
          <table:covered-table-cell/>
          <table:table-cell table:number-columns-repeated="16346"/>
        </table:table-row>
        <table:table-row table:style-name="ro2">
          <table:covered-table-cell/>
          <table:table-cell table:number-columns-spanned="3" table:number-rows-spanned="12" table:style-name="ce16"/>
          <table:covered-table-cell table:number-columns-repeated="2"/>
          <table:covered-table-cell/>
          <table:covered-table-cell table:number-columns-repeated="14"/>
          <table:covered-table-cell/>
          <table:covered-table-cell table:number-columns-repeated="2"/>
          <table:covered-table-cell/>
          <table:covered-table-cell table:number-columns-repeated="2"/>
          <table:covered-table-cell/>
          <table:covered-table-cell table:number-columns-repeated="2"/>
          <table:covered-table-cell/>
          <table:covered-table-cell table:number-columns-repeated="2"/>
          <table:covered-table-cell/>
          <table:covered-table-cell/>
          <table:covered-table-cell/>
          <table:covered-table-cell/>
          <table:covered-table-cell/>
          <table:covered-table-cell/>
          <table:covered-table-cell/>
          <table:table-cell table:number-columns-repeated="16346"/>
        </table:table-row>
        <table:table-row table:number-rows-repeated="11" table:style-name="ro2">
          <table:covered-table-cell/>
          <table:covered-table-cell/>
          <table:covered-table-cell table:number-columns-repeated="2"/>
          <table:covered-table-cell/>
          <table:covered-table-cell table:number-columns-repeated="14"/>
          <table:covered-table-cell/>
          <table:covered-table-cell table:number-columns-repeated="2"/>
          <table:covered-table-cell/>
          <table:covered-table-cell table:number-columns-repeated="2"/>
          <table:covered-table-cell/>
          <table:covered-table-cell table:number-columns-repeated="2"/>
          <table:covered-table-cell/>
          <table:covered-table-cell table:number-columns-repeated="2"/>
          <table:covered-table-cell/>
          <table:covered-table-cell/>
          <table:covered-table-cell/>
          <table:covered-table-cell/>
          <table:covered-table-cell/>
          <table:covered-table-cell/>
          <table:covered-table-cell/>
          <table:table-cell table:number-columns-repeated="16346"/>
        </table:table-row>
        <table:table-row table:style-name="ro2">
          <table:table-cell table:number-columns-spanned="1" table:number-rows-spanned="19" table:style-name="ce16"/>
          <table:table-cell table:number-columns-spanned="3" table:number-rows-spanned="9" table:style-name="ce16"/>
          <table:covered-table-cell table:number-columns-repeated="2"/>
          <table:table-cell office:value-type="string" table:number-columns-spanned="15" table:number-rows-spanned="1" table:style-name="ce16">
            <text:p>IT研修</text:p>
          </table:table-cell>
          <table:covered-table-cell table:number-columns-repeated="14"/>
          <table:table-cell office:value-type="string" table:number-columns-spanned="3" table:number-rows-spanned="19" table:style-name="ce16">
            <text:p>Windows</text:p>
          </table:table-cell>
          <table:covered-table-cell table:number-columns-repeated="2"/>
          <table:table-cell office:value-type="string" table:number-columns-spanned="3" table:number-rows-spanned="19" table:style-name="ce16">
            <text:p>Java</text:p>
          </table:table-cell>
          <table:covered-table-cell table:number-columns-repeated="2"/>
          <table:table-cell office:value-type="string" table:number-columns-spanned="3" table:number-rows-spanned="19" table:style-name="ce16">
            <text:p>Eclipse</text:p>
          </table:table-cell>
          <table:covered-table-cell table:number-columns-repeated="2"/>
          <table:table-cell table:number-columns-spanned="3" table:number-rows-spanned="19" table:style-name="ce16"/>
          <table:covered-table-cell table:number-columns-repeated="2"/>
          <table:table-cell table:number-columns-spanned="1" table:number-rows-spanned="19" table:style-name="ce16"/>
          <table:table-cell table:number-columns-spanned="1" table:number-rows-spanned="19" table:style-name="ce16"/>
          <table:table-cell table:number-columns-spanned="1" table:number-rows-spanned="19" table:style-name="ce16"/>
          <table:table-cell table:number-columns-spanned="1" table:number-rows-spanned="19" table:style-name="ce16"/>
          <table:table-cell table:number-columns-spanned="1" table:number-rows-spanned="19" table:style-name="ce16"/>
          <table:table-cell table:number-columns-spanned="1" table:number-rows-spanned="19" table:style-name="ce16"/>
          <table:table-cell office:value-type="string" table:number-columns-spanned="1" table:number-rows-spanned="19" table:style-name="ce16">
            <text:p>se</text:p>
          </table:table-cell>
          <table:table-cell table:number-columns-repeated="16346"/>
        </table:table-row>
        <table:table-row table:style-name="ro2">
          <table:covered-table-cell/>
          <table:covered-table-cell/>
          <table:covered-table-cell table:number-columns-repeated="2"/>
          <table:table-cell office:value-type="string" table:number-columns-spanned="15" table:number-rows-spanned="18" table:style-name="ce24">
            <text:p>■Spring<text:ruby text:style-name="ru1"><text:ruby-base>研修</text:ruby-base><text:ruby-text text:style-name="T5">ケンシュウ</text:ruby-text></text:ruby></text:p>
            <text:p>　<text:ruby text:style-name="ru1"><text:ruby-base>基本操作</text:ruby-base><text:ruby-text text:style-name="T5">キホンソウサ</text:ruby-text></text:ruby></text:p>
            <text:p>　<text:ruby text:style-name="ru1"><text:ruby-base>画面遷移</text:ruby-base><text:ruby-text text:style-name="T5">ガメンセンイ</text:ruby-text></text:ruby>(フォワードとリダイレクト)</text:p>
            <text:p>　フォーム<text:ruby text:style-name="ru1"><text:ruby-base>処理</text:ruby-base><text:ruby-text text:style-name="T5">ショリ</text:ruby-text></text:ruby>(パラメータ、GETとPOST)</text:p>
            <text:p><text:s text:c="2"/>スコープ(リクエストスコープ、セッションスコープ)</text:p>
            <text:p>　データベース<text:ruby text:style-name="ru1"><text:ruby-base>操作</text:ruby-base><text:ruby-text text:style-name="T5">ソウサ</text:ruby-text></text:ruby>(<text:ruby text:style-name="ru1"><text:ruby-base>検索</text:ruby-base><text:ruby-text text:style-name="T5">ケンサク</text:ruby-text></text:ruby>、<text:ruby text:style-name="ru1"><text:ruby-base>登録</text:ruby-base><text:ruby-text text:style-name="T5">トウロク</text:ruby-text></text:ruby>、<text:ruby text:style-name="ru1"><text:ruby-base>更新</text:ruby-base><text:ruby-text text:style-name="T5">コウシン</text:ruby-text></text:ruby>、<text:ruby text:style-name="ru1"><text:ruby-base>削除</text:ruby-base><text:ruby-text text:style-name="T5">サクジョ</text:ruby-text></text:ruby>)</text:p>
            <text:p>　<text:ruby text:style-name="ru1"><text:ruby-base>入力</text:ruby-base><text:ruby-text text:style-name="T5">ニュウリョク</text:ruby-text></text:ruby>チェック</text:p>
            <text:p>　Thymeleaf（テンプレートエンジン）</text:p>
            <text:p/>
            <text:p>■成果物(<text:ruby text:style-name="ru1"><text:ruby-base>個人開発演習</text:ruby-base><text:ruby-text text:style-name="T5">コジンカイハツエンシュウ</text:ruby-text></text:ruby>)</text:p>
            <text:p>　システム名：社員管理システム</text:p>
            <text:p>　工　　　程：製造～単体テスト</text:p>
            <text:p>　日　　　数：6日</text:p>
            <text:p>　ステップ数：　2990</text:p>
            <text:p><text:s/>　<text:ruby text:style-name="ru1"><text:ruby-base>画面数</text:ruby-base><text:ruby-text text:style-name="T5">ガメンスウ</text:ruby-text></text:ruby>：　10<text:ruby text:style-name="ru1"><text:ruby-base>画面</text:ruby-base><text:ruby-text text:style-name="T5">ガメン</text:ruby-text></text:ruby></text:p>
          </table:table-cell>
          <table:covered-table-cell table:number-columns-repeated="14"/>
          <table:covered-table-cell/>
          <table:covered-table-cell table:number-columns-repeated="2"/>
          <table:covered-table-cell/>
          <table:covered-table-cell table:number-columns-repeated="2"/>
          <table:covered-table-cell/>
          <table:covered-table-cell table:number-columns-repeated="2"/>
          <table:covered-table-cell/>
          <table:covered-table-cell table:number-columns-repeated="2"/>
          <table:covered-table-cell/>
          <table:covered-table-cell/>
          <table:covered-table-cell/>
          <table:covered-table-cell/>
          <table:covered-table-cell/>
          <table:covered-table-cell/>
          <table:covered-table-cell/>
          <table:table-cell table:number-columns-repeated="16346"/>
        </table:table-row>
        <table:table-row table:number-rows-repeated="7" table:style-name="ro2">
          <table:covered-table-cell/>
          <table:covered-table-cell/>
          <table:covered-table-cell table:number-columns-repeated="2"/>
          <table:covered-table-cell/>
          <table:covered-table-cell table:number-columns-repeated="14"/>
          <table:covered-table-cell/>
          <table:covered-table-cell table:number-columns-repeated="2"/>
          <table:covered-table-cell/>
          <table:covered-table-cell table:number-columns-repeated="2"/>
          <table:covered-table-cell/>
          <table:covered-table-cell table:number-columns-repeated="2"/>
          <table:covered-table-cell/>
          <table:covered-table-cell table:number-columns-repeated="2"/>
          <table:covered-table-cell/>
          <table:covered-table-cell/>
          <table:covered-table-cell/>
          <table:covered-table-cell/>
          <table:covered-table-cell/>
          <table:covered-table-cell/>
          <table:covered-table-cell/>
          <table:table-cell table:number-columns-repeated="16346"/>
        </table:table-row>
        <table:table-row table:style-name="ro2">
          <table:covered-table-cell/>
          <table:table-cell table:number-columns-spanned="3" table:number-rows-spanned="10" table:style-name="ce16"/>
          <table:covered-table-cell table:number-columns-repeated="2"/>
          <table:covered-table-cell/>
          <table:covered-table-cell table:number-columns-repeated="14"/>
          <table:covered-table-cell/>
          <table:covered-table-cell table:number-columns-repeated="2"/>
          <table:covered-table-cell/>
          <table:covered-table-cell table:number-columns-repeated="2"/>
          <table:covered-table-cell/>
          <table:covered-table-cell table:number-columns-repeated="2"/>
          <table:covered-table-cell/>
          <table:covered-table-cell table:number-columns-repeated="2"/>
          <table:covered-table-cell/>
          <table:covered-table-cell/>
          <table:covered-table-cell/>
          <table:covered-table-cell/>
          <table:covered-table-cell/>
          <table:covered-table-cell/>
          <table:covered-table-cell/>
          <table:table-cell table:number-columns-repeated="16346"/>
        </table:table-row>
        <table:table-row table:number-rows-repeated="9" table:style-name="ro2">
          <table:covered-table-cell/>
          <table:covered-table-cell/>
          <table:covered-table-cell table:number-columns-repeated="2"/>
          <table:covered-table-cell/>
          <table:covered-table-cell table:number-columns-repeated="14"/>
          <table:covered-table-cell/>
          <table:covered-table-cell table:number-columns-repeated="2"/>
          <table:covered-table-cell/>
          <table:covered-table-cell table:number-columns-repeated="2"/>
          <table:covered-table-cell/>
          <table:covered-table-cell table:number-columns-repeated="2"/>
          <table:covered-table-cell/>
          <table:covered-table-cell table:number-columns-repeated="2"/>
          <table:covered-table-cell/>
          <table:covered-table-cell/>
          <table:covered-table-cell/>
          <table:covered-table-cell/>
          <table:covered-table-cell/>
          <table:covered-table-cell/>
          <table:covered-table-cell/>
          <table:table-cell table:number-columns-repeated="16346"/>
        </table:table-row>
        <table:table-row table:style-name="ro2">
          <table:table-cell table:number-columns-spanned="1" table:number-rows-spanned="19" table:style-name="ce16"/>
          <table:table-cell table:number-columns-spanned="3" table:number-rows-spanned="9" table:style-name="ce16"/>
          <table:covered-table-cell table:number-columns-repeated="2"/>
          <table:table-cell office:value-type="string" table:number-columns-spanned="15" table:number-rows-spanned="1" table:style-name="ce16">
            <text:p>IT研修</text:p>
          </table:table-cell>
          <table:covered-table-cell table:number-columns-repeated="14"/>
          <table:table-cell office:value-type="string" table:number-columns-spanned="3" table:number-rows-spanned="19" table:style-name="ce16">
            <text:p>Windows</text:p>
          </table:table-cell>
          <table:covered-table-cell table:number-columns-repeated="2"/>
          <table:table-cell office:value-type="string" table:number-columns-spanned="3" table:number-rows-spanned="19" table:style-name="ce16">
            <text:p>HTML<text:span text:style-name="T6">・</text:span>CSS</text:p>
          </table:table-cell>
          <table:covered-table-cell table:number-columns-repeated="2"/>
          <table:table-cell office:value-type="string" table:number-columns-spanned="3" table:number-rows-spanned="19" table:style-name="ce16">
            <text:p>Eclipse</text:p>
          </table:table-cell>
          <table:covered-table-cell table:number-columns-repeated="2"/>
          <table:table-cell table:number-columns-spanned="3" table:number-rows-spanned="19" table:style-name="ce16"/>
          <table:covered-table-cell table:number-columns-repeated="2"/>
          <table:table-cell table:number-columns-spanned="1" table:number-rows-spanned="19" table:style-name="ce16"/>
          <table:table-cell table:number-columns-spanned="1" table:number-rows-spanned="19" table:style-name="ce16"/>
          <table:table-cell table:number-columns-spanned="1" table:number-rows-spanned="19" table:style-name="ce16"/>
          <table:table-cell table:number-columns-spanned="1" table:number-rows-spanned="19" table:style-name="ce16"/>
          <table:table-cell table:number-columns-spanned="1" table:number-rows-spanned="19" table:style-name="ce16"/>
          <table:table-cell table:number-columns-spanned="1" table:number-rows-spanned="19" table:style-name="ce16"/>
          <table:table-cell office:value-type="string" table:number-columns-spanned="1" table:number-rows-spanned="19" table:style-name="ce16">
            <text:p>se</text:p>
          </table:table-cell>
          <table:table-cell table:number-columns-repeated="16346"/>
        </table:table-row>
        <table:table-row table:style-name="ro2">
          <table:covered-table-cell/>
          <table:covered-table-cell/>
          <table:covered-table-cell table:number-columns-repeated="2"/>
          <table:table-cell office:value-type="string" table:number-columns-spanned="15" table:number-rows-spanned="18" table:style-name="ce26">
            <text:p><text:span text:style-name="T8">■</text:span><text:span text:style-name="T1">HTML</text:span><text:span text:style-name="T6">・</text:span><text:span text:style-name="T1">CSS</text:span><text:ruby text:style-name="ru1"><text:ruby-base><text:span text:style-name="T7">研修</text:span></text:ruby-base><text:ruby-text text:style-name="T5">ケンシュウ</text:ruby-text></text:ruby><text:span text:style-name="T7"/></text:p>
            <text:p><text:span text:style-name="T7">　タグの種類、プロパティの種類</text:span></text:p>
            <text:p><text:span text:style-name="T7"><text:s text:c="2"/></text:span><text:span text:style-name="T2">HTML/CSS</text:span><text:span text:style-name="T6">を使用した実装</text:span></text:p>
            <text:p><text:span text:style-name="T6"/></text:p>
            <text:p><text:span text:style-name="T6"/></text:p>
            <text:p><text:span text:style-name="T8">■</text:span><text:span text:style-name="T6">成果物</text:span></text:p>
            <text:p><text:span text:style-name="T6"/></text:p>
            <text:p><text:span text:style-name="T6">システム名：ポートフォリオ</text:span><text:span text:style-name="T2"/></text:p>
            <text:p><text:span text:style-name="T6">　工　　　程：製造</text:span><text:span text:style-name="T2"/></text:p>
            <text:p><text:span text:style-name="T8">　</text:span><text:ruby text:style-name="ru1"><text:ruby-base><text:span text:style-name="T1">日</text:span></text:ruby-base><text:ruby-text text:style-name="T5">ヒ</text:ruby-text></text:ruby><text:span text:style-name="T1">　　　</text:span><text:ruby text:style-name="ru1"><text:ruby-base><text:span text:style-name="T1">数</text:span></text:ruby-base><text:ruby-text text:style-name="T5">スウ</text:ruby-text></text:ruby><text:span text:style-name="T1">：3</text:span><text:ruby text:style-name="ru1"><text:ruby-base><text:span text:style-name="T1">日</text:span></text:ruby-base><text:ruby-text text:style-name="T5">ニチ</text:ruby-text></text:ruby><text:span text:style-name="T1"/></text:p>
            <text:p><text:span text:style-name="T1">　ステップ</text:span><text:ruby text:style-name="ru1"><text:ruby-base><text:span text:style-name="T1">数</text:span></text:ruby-base><text:ruby-text text:style-name="T5">スウ</text:ruby-text></text:ruby><text:span text:style-name="T1">：:230</text:span></text:p>
            <text:p><text:span text:style-name="T1"><text:s/>　</text:span><text:ruby text:style-name="ru1"><text:ruby-base><text:span text:style-name="T1">画面数</text:span></text:ruby-base><text:ruby-text text:style-name="T5">ガメンスウ</text:ruby-text></text:ruby><text:span text:style-name="T1">：1</text:span><text:ruby text:style-name="ru1"><text:ruby-base><text:span text:style-name="T1">画面</text:span></text:ruby-base><text:ruby-text text:style-name="T5">ガメン</text:ruby-text></text:ruby></text:p>
          </table:table-cell>
          <table:covered-table-cell table:number-columns-repeated="14"/>
          <table:covered-table-cell/>
          <table:covered-table-cell table:number-columns-repeated="2"/>
          <table:covered-table-cell/>
          <table:covered-table-cell table:number-columns-repeated="2"/>
          <table:covered-table-cell/>
          <table:covered-table-cell table:number-columns-repeated="2"/>
          <table:covered-table-cell/>
          <table:covered-table-cell table:number-columns-repeated="2"/>
          <table:covered-table-cell/>
          <table:covered-table-cell/>
          <table:covered-table-cell/>
          <table:covered-table-cell/>
          <table:covered-table-cell/>
          <table:covered-table-cell/>
          <table:covered-table-cell/>
          <table:table-cell table:number-columns-repeated="16346"/>
        </table:table-row>
        <table:table-row table:number-rows-repeated="7" table:style-name="ro2">
          <table:covered-table-cell/>
          <table:covered-table-cell/>
          <table:covered-table-cell table:number-columns-repeated="2"/>
          <table:covered-table-cell/>
          <table:covered-table-cell table:number-columns-repeated="14"/>
          <table:covered-table-cell/>
          <table:covered-table-cell table:number-columns-repeated="2"/>
          <table:covered-table-cell/>
          <table:covered-table-cell table:number-columns-repeated="2"/>
          <table:covered-table-cell/>
          <table:covered-table-cell table:number-columns-repeated="2"/>
          <table:covered-table-cell/>
          <table:covered-table-cell table:number-columns-repeated="2"/>
          <table:covered-table-cell/>
          <table:covered-table-cell/>
          <table:covered-table-cell/>
          <table:covered-table-cell/>
          <table:covered-table-cell/>
          <table:covered-table-cell/>
          <table:covered-table-cell/>
          <table:table-cell table:number-columns-repeated="16346"/>
        </table:table-row>
        <table:table-row table:style-name="ro2">
          <table:covered-table-cell/>
          <table:table-cell table:number-columns-spanned="3" table:number-rows-spanned="10" table:style-name="ce16"/>
          <table:covered-table-cell table:number-columns-repeated="2"/>
          <table:covered-table-cell/>
          <table:covered-table-cell table:number-columns-repeated="14"/>
          <table:covered-table-cell/>
          <table:covered-table-cell table:number-columns-repeated="2"/>
          <table:covered-table-cell/>
          <table:covered-table-cell table:number-columns-repeated="2"/>
          <table:covered-table-cell/>
          <table:covered-table-cell table:number-columns-repeated="2"/>
          <table:covered-table-cell/>
          <table:covered-table-cell table:number-columns-repeated="2"/>
          <table:covered-table-cell/>
          <table:covered-table-cell/>
          <table:covered-table-cell/>
          <table:covered-table-cell/>
          <table:covered-table-cell/>
          <table:covered-table-cell/>
          <table:covered-table-cell/>
          <table:table-cell table:number-columns-repeated="16346"/>
        </table:table-row>
        <table:table-row table:number-rows-repeated="9" table:style-name="ro2">
          <table:covered-table-cell/>
          <table:covered-table-cell/>
          <table:covered-table-cell table:number-columns-repeated="2"/>
          <table:covered-table-cell/>
          <table:covered-table-cell table:number-columns-repeated="14"/>
          <table:covered-table-cell/>
          <table:covered-table-cell table:number-columns-repeated="2"/>
          <table:covered-table-cell/>
          <table:covered-table-cell table:number-columns-repeated="2"/>
          <table:covered-table-cell/>
          <table:covered-table-cell table:number-columns-repeated="2"/>
          <table:covered-table-cell/>
          <table:covered-table-cell table:number-columns-repeated="2"/>
          <table:covered-table-cell/>
          <table:covered-table-cell/>
          <table:covered-table-cell/>
          <table:covered-table-cell/>
          <table:covered-table-cell/>
          <table:covered-table-cell/>
          <table:covered-table-cell/>
          <table:table-cell table:number-columns-repeated="16346"/>
        </table:table-row>
        <table:table-row table:number-rows-repeated="1048452" table:style-name="ro2">
          <table:table-cell table:number-columns-repeated="16384"/>
        </table:table-row>
        <table:named-expressions>
          <table:named-expression table:name="Excel_BuiltIn_Print_Area_2_1" table:expression="of:=[.#REF!]" table:base-cell-address="フォーマット.$A$1"/>
          <table:named-expression table:name="Excel_BuiltIn_Print_Area_2_1_1" table:expression="of:=[.#REF!]" table:base-cell-address="フォーマット.$A$1"/>
          <table:named-expression table:name="Excel_BuiltIn_Print_Area_2_1_1_1" table:expression="of:=[.#REF!]" table:base-cell-address="フォーマット.$A$1"/>
        </table:named-expressions>
      </table:table>
      <table:named-expressions>
        <table:named-expression table:name="Excel_BuiltIn_Print_Area_2_1" table:expression="of:=[.#REF!]" table:base-cell-address="フォーマット.$A$1"/>
        <table:named-expression table:name="Excel_BuiltIn_Print_Area_2_1_1" table:expression="of:=[.#REF!]" table:base-cell-address="フォーマット.$A$1"/>
        <table:named-expression table:name="Excel_BuiltIn_Print_Area_2_1_1_1" table:expression="of:=[.#REF!]" table:base-cell-address="フォーマット.$A$1"/>
      </table:named-expression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ＭＳ Ｐゴシック" svg:font-family="&quot;ＭＳ Ｐゴシック&quot;"/>
    <style:font-face style:name="ＭＳ Ｐゴシック1" svg:font-family="&quot;ＭＳ Ｐゴシック1&quot;"/>
    <style:font-face style:name="Liberation Sans" svg:font-family="&quot;Liberation Sans&quot;"/>
    <style:font-face style:name="メイリオ" svg:font-family="メイリオ"/>
    <style:font-face style:name="ＭＳ ゴシック" svg:font-family="&quot;ＭＳ ゴシック&quot;"/>
  </office:font-face-decls>
  <office:styles>
    <number:number-style style:name="N0">
      <number:number number:min-integer-digits="1"/>
    </number:number-style>
    <number:date-style style:name="N48">
      <number:year number:style="long"/>
      <number:text>年</number:text>
      <number:month number:style="long"/>
      <number:text>月</number:text>
    </number:date-style>
    <number:date-style style:name="N49">
      <number:year number:style="long"/>
      <number:text>/</number:text>
      <number:month number:style="long"/>
      <number:text>/</number:text>
      <number:day number:style="long"/>
    </number:date-style>
    <number:number-style style:name="N50P0">
      <number:number number:decimal-places="0" number:min-integer-digits="1">
        <number:embedded-text number:position="0"> </number:embedded-text>
      </number:number>
    </number:number-style>
    <number:number-style style:name="N50">
      <style:text-properties fo:color="#FF0000"/>
      <number:text>(</number:text>
      <number:number number:decimal-places="0" number:min-integer-digits="1">
        <number:embedded-text number:position="0">)</number:embedded-text>
      </number:number>
      <style:map style:condition="value()&gt;=0" style:apply-style-name="N50P0"/>
    </number:number-style>
    <style:style style:name="Accent" style:family="table-cell" style:data-style-name="N0">
      <style:table-cell-properties style:vertical-align="automatic"/>
      <style:text-properties fo:font-weight="bold" style:font-weight-asian="bold" style:font-weight-complex="bold"/>
    </style:style>
    <style:style style:name="Accent_32_1" style:display-name="Accent 1" style:family="table-cell" style:data-style-name="N0">
      <style:table-cell-properties style:vertical-align="automatic" fo:background-color="#000000"/>
      <style:text-properties fo:color="#FFFFFF" fo:font-weight="bold" style:font-weight-asian="bold" style:font-weight-complex="bold"/>
    </style:style>
    <style:style style:name="Accent_32_2" style:display-name="Accent 2" style:family="table-cell" style:data-style-name="N0">
      <style:table-cell-properties style:vertical-align="automatic" fo:background-color="#808080"/>
      <style:text-properties fo:color="#FFFFFF" fo:font-weight="bold" style:font-weight-asian="bold" style:font-weight-complex="bold"/>
    </style:style>
    <style:style style:name="Accent_32_3" style:display-name="Accent 3" style:family="table-cell" style:data-style-name="N0">
      <style:table-cell-properties style:vertical-align="automatic" fo:background-color="#DDDDDD"/>
      <style:text-properties fo:font-weight="bold" style:font-weight-asian="bold" style:font-weight-complex="bold"/>
    </style:style>
    <style:style style:name="Bad" style:family="table-cell" style:data-style-name="N0">
      <style:table-cell-properties style:vertical-align="automatic" fo:background-color="#FFCCCC"/>
      <style:text-properties fo:color="#CC0000"/>
    </style:style>
    <style:style style:name="Default" style:family="table-cell" style:data-style-name="N0">
      <style:table-cell-properties style:vertical-align="middle" fo:background-color="transparent"/>
      <style:text-properties fo:color="#000000" style:font-name="Liberation Sans" style:font-name-asian="Liberation Sans" style:font-name-complex="Liberation Sans" fo:font-size="10pt" style:font-size-asian="10pt" style:font-size-complex="10pt" style:font-family-generic="swiss"/>
    </style:style>
    <style:style style:name="Error" style:family="table-cell" style:data-style-name="N0">
      <style:table-cell-properties style:vertical-align="automatic" fo:background-color="#CC0000"/>
      <style:text-properties fo:color="#FFFFFF" fo:font-weight="bold" style:font-weight-asian="bold" style:font-weight-complex="bold"/>
    </style:style>
    <style:style style:name="Excel_32_Built-in_32_20_37__32_-_32_Accent1" style:display-name="Excel Built-in 20% - Accent1" style:family="table-cell" style:data-style-name="N0">
      <style:table-cell-properties style:vertical-align="automatic" fo:background-color="#CCCCFF"/>
    </style:style>
    <style:style style:name="Excel_32_Built-in_32_20_37__32_-_32_Accent2" style:display-name="Excel Built-in 20% - Accent2" style:family="table-cell" style:data-style-name="N0">
      <style:table-cell-properties style:vertical-align="automatic" fo:background-color="#FF99CC"/>
    </style:style>
    <style:style style:name="Excel_32_Built-in_32_20_37__32_-_32_Accent3" style:display-name="Excel Built-in 20% - Accent3" style:family="table-cell" style:data-style-name="N0">
      <style:table-cell-properties style:vertical-align="automatic" fo:background-color="#CCFFCC"/>
    </style:style>
    <style:style style:name="Excel_32_Built-in_32_20_37__32_-_32_Accent4" style:display-name="Excel Built-in 20% - Accent4" style:family="table-cell" style:data-style-name="N0">
      <style:table-cell-properties style:vertical-align="automatic" fo:background-color="#CC99FF"/>
    </style:style>
    <style:style style:name="Excel_32_Built-in_32_20_37__32_-_32_Accent5" style:display-name="Excel Built-in 20% - Accent5" style:family="table-cell" style:data-style-name="N0">
      <style:table-cell-properties style:vertical-align="automatic" fo:background-color="#CCFFFF"/>
    </style:style>
    <style:style style:name="Excel_32_Built-in_32_20_37__32_-_32_Accent6" style:display-name="Excel Built-in 20% - Accent6" style:family="table-cell" style:data-style-name="N0">
      <style:table-cell-properties style:vertical-align="automatic" fo:background-color="#FFCC99"/>
    </style:style>
    <style:style style:name="Excel_32_Built-in_32_40_37__32_-_32_Accent1" style:display-name="Excel Built-in 40% - Accent1" style:family="table-cell" style:data-style-name="N0">
      <style:table-cell-properties style:vertical-align="automatic" fo:background-color="#99CCFF"/>
    </style:style>
    <style:style style:name="Excel_32_Built-in_32_40_37__32_-_32_Accent2" style:display-name="Excel Built-in 40% - Accent2" style:family="table-cell" style:data-style-name="N0">
      <style:table-cell-properties style:vertical-align="automatic" fo:background-color="#FF8080"/>
    </style:style>
    <style:style style:name="Excel_32_Built-in_32_40_37__32_-_32_Accent3" style:display-name="Excel Built-in 40% - Accent3" style:family="table-cell" style:data-style-name="N0">
      <style:table-cell-properties style:vertical-align="automatic" fo:background-color="#00FF00"/>
    </style:style>
    <style:style style:name="Excel_32_Built-in_32_40_37__32_-_32_Accent4" style:display-name="Excel Built-in 40% - Accent4" style:family="table-cell" style:data-style-name="N0">
      <style:table-cell-properties style:vertical-align="automatic" fo:background-color="#CC99FF"/>
    </style:style>
    <style:style style:name="Excel_32_Built-in_32_40_37__32_-_32_Accent5" style:display-name="Excel Built-in 40% - Accent5" style:family="table-cell" style:data-style-name="N0">
      <style:table-cell-properties style:vertical-align="automatic" fo:background-color="#99CCFF"/>
    </style:style>
    <style:style style:name="Excel_32_Built-in_32_40_37__32_-_32_Accent6" style:display-name="Excel Built-in 40% - Accent6" style:family="table-cell" style:data-style-name="N0">
      <style:table-cell-properties style:vertical-align="automatic" fo:background-color="#FFCC00"/>
    </style:style>
    <style:style style:name="Excel_32_Built-in_32_60_37__32_-_32_Accent1" style:display-name="Excel Built-in 60% - Accent1" style:family="table-cell" style:data-style-name="N0">
      <style:table-cell-properties style:vertical-align="automatic" fo:background-color="#0066CC"/>
      <style:text-properties fo:color="#FFFFFF"/>
    </style:style>
    <style:style style:name="Excel_32_Built-in_32_60_37__32_-_32_Accent2" style:display-name="Excel Built-in 60% - Accent2" style:family="table-cell" style:data-style-name="N0">
      <style:table-cell-properties style:vertical-align="automatic" fo:background-color="#FF8080"/>
      <style:text-properties fo:color="#FFFFFF"/>
    </style:style>
    <style:style style:name="Excel_32_Built-in_32_60_37__32_-_32_Accent3" style:display-name="Excel Built-in 60% - Accent3" style:family="table-cell" style:data-style-name="N0">
      <style:table-cell-properties style:vertical-align="automatic" fo:background-color="#00FF00"/>
      <style:text-properties fo:color="#FFFFFF"/>
    </style:style>
    <style:style style:name="Excel_32_Built-in_32_60_37__32_-_32_Accent4" style:display-name="Excel Built-in 60% - Accent4" style:family="table-cell" style:data-style-name="N0">
      <style:table-cell-properties style:vertical-align="automatic" fo:background-color="#800080"/>
      <style:text-properties fo:color="#FFFFFF"/>
    </style:style>
    <style:style style:name="Excel_32_Built-in_32_60_37__32_-_32_Accent5" style:display-name="Excel Built-in 60% - Accent5" style:family="table-cell" style:data-style-name="N0">
      <style:table-cell-properties style:vertical-align="automatic" fo:background-color="#33CCCC"/>
      <style:text-properties fo:color="#FFFFFF"/>
    </style:style>
    <style:style style:name="Excel_32_Built-in_32_60_37__32_-_32_Accent6" style:display-name="Excel Built-in 60% - Accent6" style:family="table-cell" style:data-style-name="N0">
      <style:table-cell-properties style:vertical-align="automatic" fo:background-color="#FF9900"/>
      <style:text-properties fo:color="#FFFFFF"/>
    </style:style>
    <style:style style:name="Excel_32_Built-in_32_Accent1" style:display-name="Excel Built-in Accent1" style:family="table-cell" style:data-style-name="N0">
      <style:table-cell-properties style:vertical-align="automatic" fo:background-color="#333399"/>
      <style:text-properties fo:color="#FFFFFF"/>
    </style:style>
    <style:style style:name="Excel_32_Built-in_32_Accent2" style:display-name="Excel Built-in Accent2" style:family="table-cell" style:data-style-name="N0">
      <style:table-cell-properties style:vertical-align="automatic" fo:background-color="#FF0000"/>
      <style:text-properties fo:color="#FFFFFF"/>
    </style:style>
    <style:style style:name="Excel_32_Built-in_32_Accent3" style:display-name="Excel Built-in Accent3" style:family="table-cell" style:data-style-name="N0">
      <style:table-cell-properties style:vertical-align="automatic" fo:background-color="#339966"/>
      <style:text-properties fo:color="#FFFFFF"/>
    </style:style>
    <style:style style:name="Excel_32_Built-in_32_Accent4" style:display-name="Excel Built-in Accent4" style:family="table-cell" style:data-style-name="N0">
      <style:table-cell-properties style:vertical-align="automatic" fo:background-color="#800080"/>
      <style:text-properties fo:color="#FFFFFF"/>
    </style:style>
    <style:style style:name="Excel_32_Built-in_32_Accent5" style:display-name="Excel Built-in Accent5" style:family="table-cell" style:data-style-name="N0">
      <style:table-cell-properties style:vertical-align="automatic" fo:background-color="#33CCCC"/>
      <style:text-properties fo:color="#FFFFFF"/>
    </style:style>
    <style:style style:name="Excel_32_Built-in_32_Accent6" style:display-name="Excel Built-in Accent6" style:family="table-cell" style:data-style-name="N0">
      <style:table-cell-properties style:vertical-align="automatic" fo:background-color="#FF6600"/>
      <style:text-properties fo:color="#FFFFFF"/>
    </style:style>
    <style:style style:name="Excel_32_Built-in_32_Bad" style:display-name="Excel Built-in Bad" style:family="table-cell" style:data-style-name="N0">
      <style:table-cell-properties style:vertical-align="automatic" fo:background-color="#FF99CC"/>
      <style:text-properties fo:color="#800080"/>
    </style:style>
    <style:style style:name="Excel_32_Built-in_32_Calculation" style:display-name="Excel Built-in Calculation" style:family="table-cell" style:data-style-name="N0">
      <style:table-cell-properties fo:border="thin solid #808080" style:vertical-align="automatic" fo:background-color="#C0C0C0"/>
      <style:text-properties fo:color="#FF9900" fo:font-weight="bold" style:font-weight-asian="bold" style:font-weight-complex="bold"/>
    </style:style>
    <style:style style:name="Excel_32_Built-in_32_Check_32_Cell" style:display-name="Excel Built-in Check Cell" style:family="table-cell" style:data-style-name="N0">
      <style:table-cell-properties fo:border="thin double #000000" style:vertical-align="automatic" fo:background-color="#969696"/>
      <style:text-properties fo:color="#FFFFFF" fo:font-weight="bold" style:font-weight-asian="bold" style:font-weight-complex="bold"/>
    </style:style>
    <style:style style:name="Excel_32_Built-in_32_Explanatory_32_Text" style:display-name="Excel Built-in Explanatory Text" style:family="table-cell" style:data-style-name="N0">
      <style:table-cell-properties style:vertical-align="automatic"/>
      <style:text-properties fo:color="#808080" fo:font-style="italic" style:font-style-asian="italic" style:font-style-complex="italic"/>
    </style:style>
    <style:style style:name="Excel_32_Built-in_32_Good" style:display-name="Excel Built-in Good" style:family="table-cell" style:data-style-name="N0">
      <style:table-cell-properties style:vertical-align="automatic" fo:background-color="#CCFFCC"/>
      <style:text-properties fo:color="#008000"/>
    </style:style>
    <style:style style:name="Excel_32_Built-in_32_Heading_32_1" style:display-name="Excel Built-in Heading 1" style:family="table-cell" style:data-style-name="N0">
      <style:table-cell-properties fo:border-top="none" fo:border-bottom="2pt solid #333399" fo:border-left="none" fo:border-right="none" style:vertical-align="automatic"/>
      <style:text-properties fo:color="#003366" fo:font-size="15pt" style:font-size-asian="15pt" style:font-size-complex="15pt" fo:font-weight="bold" style:font-weight-asian="bold" style:font-weight-complex="bold"/>
    </style:style>
    <style:style style:name="Excel_32_Built-in_32_Heading_32_2" style:display-name="Excel Built-in Heading 2" style:family="table-cell" style:data-style-name="N0">
      <style:table-cell-properties fo:border-top="none" fo:border-bottom="2pt solid #C0C0C0" fo:border-left="none" fo:border-right="none" style:vertical-align="automatic"/>
      <style:text-properties fo:color="#003366" fo:font-size="13pt" style:font-size-asian="13pt" style:font-size-complex="13pt" fo:font-weight="bold" style:font-weight-asian="bold" style:font-weight-complex="bold"/>
    </style:style>
    <style:style style:name="Excel_32_Built-in_32_Heading_32_3" style:display-name="Excel Built-in Heading 3" style:family="table-cell" style:data-style-name="N0">
      <style:table-cell-properties fo:border-top="none" fo:border-bottom="thin solid #0066CC" fo:border-left="none" fo:border-right="none" style:vertical-align="automatic"/>
      <style:text-properties fo:color="#003366" fo:font-weight="bold" style:font-weight-asian="bold" style:font-weight-complex="bold"/>
    </style:style>
    <style:style style:name="Excel_32_Built-in_32_Heading_32_4" style:display-name="Excel Built-in Heading 4" style:family="table-cell" style:data-style-name="N0">
      <style:table-cell-properties style:vertical-align="automatic"/>
      <style:text-properties fo:color="#003366" fo:font-weight="bold" style:font-weight-asian="bold" style:font-weight-complex="bold"/>
    </style:style>
    <style:style style:name="Excel_32_Built-in_32_Input" style:display-name="Excel Built-in Input" style:family="table-cell" style:data-style-name="N0">
      <style:table-cell-properties fo:border="thin solid #808080" style:vertical-align="automatic" fo:background-color="#FFCC99"/>
      <style:text-properties fo:color="#333399"/>
    </style:style>
    <style:style style:name="Excel_32_Built-in_32_Linked_32_Cell" style:display-name="Excel Built-in Linked Cell" style:family="table-cell" style:data-style-name="N0">
      <style:table-cell-properties fo:border-top="none" fo:border-bottom="thin double #000000" fo:border-left="none" fo:border-right="none" style:vertical-align="automatic"/>
      <style:text-properties fo:color="#FF9900"/>
    </style:style>
    <style:style style:name="Excel_32_Built-in_32_Neutral" style:display-name="Excel Built-in Neutral" style:family="table-cell" style:data-style-name="N0">
      <style:table-cell-properties style:vertical-align="automatic" fo:background-color="#FFFF99"/>
      <style:text-properties fo:color="#993300"/>
    </style:style>
    <style:style style:name="Excel_32_Built-in_32_Note" style:display-name="Excel Built-in Note" style:family="table-cell" style:data-style-name="N0">
      <style:table-cell-properties fo:border="thin solid #C0C0C0" style:vertical-align="automatic" fo:background-color="#FFFFCC"/>
    </style:style>
    <style:style style:name="Excel_32_Built-in_32_Output" style:display-name="Excel Built-in Output" style:family="table-cell" style:data-style-name="N0">
      <style:table-cell-properties fo:border="thin solid #333333" style:vertical-align="automatic" fo:background-color="#C0C0C0"/>
      <style:text-properties fo:color="#333333" fo:font-weight="bold" style:font-weight-asian="bold" style:font-weight-complex="bold"/>
    </style:style>
    <style:style style:name="Excel_32_Built-in_32_Title" style:display-name="Excel Built-in Title" style:family="table-cell" style:data-style-name="N0">
      <style:table-cell-properties style:vertical-align="automatic"/>
      <style:text-properties fo:color="#003366" fo:font-size="18pt" style:font-size-asian="18pt" style:font-size-complex="18pt" fo:font-weight="bold" style:font-weight-asian="bold" style:font-weight-complex="bold"/>
    </style:style>
    <style:style style:name="Excel_32_Built-in_32_Total" style:display-name="Excel Built-in Total" style:family="table-cell" style:data-style-name="N0">
      <style:table-cell-properties fo:border-top="thin solid #333399" fo:border-bottom="thin double #000000" fo:border-left="none" fo:border-right="none" style:vertical-align="automatic"/>
      <style:text-properties fo:font-weight="bold" style:font-weight-asian="bold" style:font-weight-complex="bold"/>
    </style:style>
    <style:style style:name="Excel_32_Built-in_32_Warning_32_Text" style:display-name="Excel Built-in Warning Text" style:family="table-cell" style:data-style-name="N0">
      <style:table-cell-properties style:vertical-align="automatic"/>
      <style:text-properties fo:color="#FF0000"/>
    </style:style>
    <style:style style:name="Footnote" style:family="table-cell" style:data-style-name="N0">
      <style:table-cell-properties style:vertical-align="automatic"/>
      <style:text-properties fo:color="#808080" fo:font-style="italic" style:font-style-asian="italic" style:font-style-complex="italic"/>
    </style:style>
    <style:style style:name="Good" style:family="table-cell" style:data-style-name="N0">
      <style:table-cell-properties style:vertical-align="automatic" fo:background-color="#CCFFCC"/>
      <style:text-properties fo:color="#006600"/>
    </style:style>
    <style:style style:name="Heading" style:family="table-cell" style:data-style-name="N0">
      <style:table-cell-properties style:vertical-align="automatic"/>
      <style:text-properties fo:font-size="24pt" style:font-size-asian="24pt" style:font-size-complex="24pt" fo:font-weight="bold" style:font-weight-asian="bold" style:font-weight-complex="bold"/>
    </style:style>
    <style:style style:name="Heading_32_1" style:display-name="Heading 1" style:family="table-cell" style:data-style-name="N0">
      <style:table-cell-properties style:vertical-align="automatic"/>
      <style:text-properties fo:font-size="18pt" style:font-size-asian="18pt" style:font-size-complex="18pt" fo:font-weight="bold" style:font-weight-asian="bold" style:font-weight-complex="bold"/>
    </style:style>
    <style:style style:name="Heading_32_2" style:display-name="Heading 2" style:family="table-cell" style:data-style-name="N0">
      <style:table-cell-properties style:vertical-align="automatic"/>
      <style:text-properties fo:font-size="12pt" style:font-size-asian="12pt" style:font-size-complex="12pt" fo:font-weight="bold" style:font-weight-asian="bold" style:font-weight-complex="bold"/>
    </style:style>
    <style:style style:name="Hyperlink" style:family="table-cell" style:data-style-name="N0">
      <style:table-cell-properties style:vertical-align="automatic"/>
      <style:text-properties fo:color="#0000EE" style:text-underline-style="solid" style:text-underline-type="single"/>
    </style:style>
    <style:style style:name="Neutral" style:family="table-cell" style:data-style-name="N0">
      <style:table-cell-properties style:vertical-align="automatic" fo:background-color="#FFFFCC"/>
      <style:text-properties fo:color="#996600"/>
    </style:style>
    <style:style style:name="Note" style:family="table-cell" style:data-style-name="N0">
      <style:table-cell-properties fo:border="thin solid #808080" style:vertical-align="automatic" fo:background-color="#FFFFCC"/>
      <style:text-properties fo:color="#333333"/>
    </style:style>
    <style:style style:name="Result" style:family="table-cell" style:data-style-name="N0">
      <style:table-cell-properties style:vertical-align="automatic"/>
      <style:text-properties fo:font-style="italic" style:font-style-asian="italic" style:font-style-complex="italic" style:text-underline-style="solid" style:text-underline-type="single" fo:font-weight="bold" style:font-weight-asian="bold" style:font-weight-complex="bold"/>
    </style:style>
    <style:style style:name="Status" style:family="table-cell" style:data-style-name="N0">
      <style:table-cell-properties style:vertical-align="automatic"/>
    </style:style>
    <style:style style:name="Text" style:family="table-cell" style:data-style-name="N0">
      <style:table-cell-properties style:vertical-align="automatic"/>
    </style:style>
    <style:style style:name="Warning" style:family="table-cell" style:data-style-name="N0">
      <style:table-cell-properties style:vertical-align="automatic"/>
      <style:text-properties fo:color="#CC0000"/>
    </style:style>
    <style:style style:name="_35500__26126__25991__32_2" style:display-name="説明文 2" style:family="table-cell" style:data-style-name="N0">
      <style:table-cell-properties style:vertical-align="automatic"/>
      <style:text-properties fo:color="#7F7F7F" style:font-name="ＭＳ Ｐゴシック1" style:font-name-asian="ＭＳ Ｐゴシック1" style:font-name-complex="ＭＳ Ｐゴシック1" fo:font-style="italic" style:font-style-asian="italic" style:font-style-complex="italic"/>
    </style:style>
    <style:style style:name="Default_1" style:display-name="Default" style:family="table-cell" style:data-style-name="N0">
      <style:table-cell-properties style:vertical-align="automatic" fo:background-color="transparent"/>
      <style:text-properties fo:color="#000000" style:font-name="ＭＳ Ｐゴシック" style:font-name-asian="ＭＳ Ｐゴシック" style:font-name-complex="ＭＳ Ｐゴシック" fo:font-size="11pt" style:font-size-asian="11pt" style:font-size-complex="11pt"/>
    </style:style>
    <style:style style:name="_27161__28310__32_2" style:display-name="標準 2" style:family="table-cell" style:data-style-name="N0">
      <style:table-cell-properties style:vertical-align="automatic" fo:background-color="transparent"/>
    </style:style>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m1">
      <style:page-layout-properties fo:margin-top="0.75in" fo:margin-bottom="0.75in" fo:margin-left="0.7in" fo:margin-right="0.7in" style:print-orientation="portrait" style:print-page-order="ttb" style:first-page-number="continue" style:scale-to="50%" style:table-centering="horizontal" style:print="objects charts drawings"/>
      <style:header-style>
        <style:header-footer-properties fo:min-height="0.393700787401575in" fo:margin-left="0in" fo:margin-right="0in" fo:margin-bottom="0in"/>
      </style:header-style>
      <style:footer-style>
        <style:header-footer-properties fo:min-height="0.393700787401575in" fo:margin-left="0in" fo:margin-right="0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29127</meta:generator>
    <meta:initial-creator>Sungan</meta:initial-creator>
    <dc:creator>user</dc:creator>
    <meta:creation-date>2014-09-19T06:30:43Z</meta:creation-date>
    <dc:date>2025-09-25T04:21:47Z</dc:date>
    <meta:print-date>2015-09-18T11:47:44Z</meta:print-date>
    <meta:editing-cycles>6</meta:editing-cycles>
    <meta:editing-duration>PT10277S</meta:editing-duration>
    <meta:user-defined meta:name="AppVersion">16.0300</meta:user-defined>
  </office:meta>
</office:document-meta>
</file>